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24cm" fo:min-width="6.908cm" fo:padding-top="0.139cm" fo:padding-bottom="0.139cm" fo:padding-left="0.264cm" fo:padding-right="0.26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961cm" fo:min-width="6.059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31cm" fo:min-width="5.284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8.576cm" svg:y1="2.032cm" svg:x2="18.656cm" svg:y2="19.304cm">
          <text:p/>
        </draw:line>
        <draw:line draw:style-name="gr1" draw:layer="layout" svg:x1="25.222cm" svg:y1="2.032cm" svg:x2="25.222cm" svg:y2="19.294cm">
          <text:p/>
        </draw:line>
        <draw:line draw:style-name="gr2" draw:layer="layout" svg:x1="18.576cm" svg:y1="11.938cm" svg:x2="11.909cm" svg:y2="11.938cm">
          <text:p/>
        </draw:line>
        <draw:line draw:style-name="gr2" draw:layer="layout" svg:x1="11.829cm" svg:y1="17.78cm" svg:x2="18.656cm" svg:y2="17.78cm">
          <text:p/>
        </draw:line>
        <draw:line draw:style-name="gr2" draw:layer="layout" svg:x1="18.656cm" svg:y1="6.046cm" svg:x2="25.184cm" svg:y2="6.046cm">
          <text:p/>
        </draw:line>
        <draw:line draw:style-name="gr2" draw:layer="layout" svg:x1="25.222cm" svg:y1="9.33cm" svg:x2="18.656cm" svg:y2="9.316cm">
          <text:p/>
        </draw:line>
        <draw:g>
          <svg:title>TexMaths</svg:title>
          <svg:desc>12§latex§$scnid$§svg§600§TRUE§</svg:desc>
          <draw:polygon draw:style-name="gr3" draw:layer="layout" svg:width="0.948cm" svg:height="0.292cm" svg:x="21.622cm" svg:y="5.539cm" svg:viewBox="0 0 949 293" draw:points="475,293 0,293 0,0 949,0 949,293">
            <text:p/>
          </draw:polygon>
          <draw:path draw:style-name="gr4" draw:layer="layout" svg:width="0.148cm" svg:height="0.191cm" svg:x="21.643cm" svg:y="5.645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4" draw:layer="layout" svg:width="0.157cm" svg:height="0.191cm" svg:x="21.827cm" svg:y="5.645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4" draw:layer="layout" svg:width="0.217cm" svg:height="0.191cm" svg:x="21.995cm" svg:y="5.645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4" draw:layer="layout" svg:width="0.107cm" svg:height="0.284cm" svg:x="22.235cm" svg:y="5.552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4" draw:layer="layout" svg:width="0.192cm" svg:height="0.298cm" svg:x="22.378cm" svg:y="5.538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$e_{hnid},d_{scnid},expirytime$§svg§600§TRUE§</svg:desc>
          <draw:polygon draw:style-name="gr3" draw:layer="layout" svg:width="4.212cm" svg:height="0.373cm" svg:x="20.035cm" svg:y="8.856cm" svg:viewBox="0 0 4213 374" draw:points="2107,374 0,374 0,0 4213,0 4213,374">
            <text:p/>
          </draw:polygon>
          <draw:path draw:style-name="gr4" draw:layer="layout" svg:width="0.154cm" svg:height="0.191cm" svg:x="20.053cm" svg:y="8.9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4" draw:layer="layout" svg:width="0.153cm" svg:height="0.208cm" svg:x="20.241cm" svg:y="9.006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3z">
            <text:p/>
          </draw:path>
          <draw:path draw:style-name="gr4" draw:layer="layout" svg:width="0.171cm" svg:height="0.133cm" svg:x="20.423cm" svg:y="9.08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199cm" svg:x="20.62cm" svg:y="9.0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4" draw:layer="layout" svg:width="0.144cm" svg:height="0.208cm" svg:x="20.737cm" svg:y="9.0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4" draw:layer="layout" svg:width="0.047cm" svg:height="0.126cm" svg:x="20.944cm" svg:y="9.103cm" svg:viewBox="0 0 48 127" svg:d="M48 44c0-27-10-44-26-44-14 0-22 11-22 23 0 11 8 23 22 23 5 0 10-3 14-6 2-2 2-2 2-2 1 0 1 0 1 6 0 33-14 58-28 72-4 4-4 5-4 6 0 4 3 5 3 5 5 0 38-32 38-83z">
            <text:p/>
          </draw:path>
          <draw:path draw:style-name="gr4" draw:layer="layout" svg:width="0.192cm" svg:height="0.297cm" svg:x="21.104cm" svg:y="8.855cm" svg:viewBox="0 0 193 298" svg:d="M193 5c0 0 0-5-5-5-7 0-45 4-52 5-4 0-5 2-5 8 0 5 2 5 8 5 20 0 21 2 21 7l-1 9-24 100c-8-17-20-27-38-27-46 0-97 62-97 123 0 40 22 68 53 68 9 0 29-2 54-32 3 18 17 32 36 32 15 0 24-9 29-23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4" draw:layer="layout" svg:width="0.112cm" svg:height="0.133cm" svg:x="21.316cm" svg:y="9.08cm" svg:viewBox="0 0 113 134" svg:d="M102 19c-7 3-11 9-11 15 0 7 5 9 8 9 4 0 14-2 14-17 0-20-21-26-38-26-45 0-52 35-52 43 0 11 7 18 10 22 8 6 13 7 32 11 6 1 25 4 25 20 0 5-3 15-16 24-11 6-24 6-28 6-12 0-28-3-35-12 11-1 17-10 17-18 0-7-5-11-12-11-8 0-16 7-16 20 0 18 18 29 46 29 52 0 62-37 62-49 0-27-29-32-39-35-2-1-11-2-12-2-10-2-16-8-16-14 0-8 6-16 11-20 9-6 19-6 23-6 6 0 21 2 27 11z">
            <text:p/>
          </draw:path>
          <draw:path draw:style-name="gr4" draw:layer="layout" svg:width="0.123cm" svg:height="0.133cm" svg:x="21.464cm" svg:y="9.08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4" draw:layer="layout" svg:width="0.171cm" svg:height="0.133cm" svg:x="21.603cm" svg:y="9.08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199cm" svg:x="21.802cm" svg:y="9.0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4" draw:layer="layout" svg:width="0.144cm" svg:height="0.208cm" svg:x="21.918cm" svg:y="9.0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4" draw:layer="layout" svg:width="0.047cm" svg:height="0.126cm" svg:x="22.126cm" svg:y="9.103cm" svg:viewBox="0 0 48 127" svg:d="M48 44c0-27-10-44-26-44-14 0-22 11-22 23 0 11 8 23 22 23 5 0 10-3 14-6 2-2 2-2 3-2v6c0 33-14 58-28 72-4 4-4 5-4 6 0 4 3 5 3 5 5 0 38-32 38-83z">
            <text:p/>
          </draw:path>
          <draw:path draw:style-name="gr4" draw:layer="layout" svg:width="0.154cm" svg:height="0.191cm" svg:x="22.288cm" svg:y="8.9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4" draw:layer="layout" svg:width="0.2cm" svg:height="0.191cm" svg:x="22.468cm" svg:y="8.962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4" draw:layer="layout" svg:width="0.21cm" svg:height="0.269cm" svg:x="22.672cm" svg:y="8.962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4" draw:layer="layout" svg:width="0.107cm" svg:height="0.283cm" svg:x="22.898cm" svg:y="8.8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4" draw:layer="layout" svg:width="0.164cm" svg:height="0.191cm" svg:x="23.036cm" svg:y="8.962cm" svg:viewBox="0 0 165 192" svg:d="M24 162c-1 7-3 17-3 19 0 7 6 11 11 11 4 0 13-4 15-12 1-1 15-59 16-67 4-14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4" draw:layer="layout" svg:width="0.186cm" svg:height="0.272cm" svg:x="23.228cm" svg:y="8.962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4" draw:layer="layout" svg:width="0.124cm" svg:height="0.269cm" svg:x="23.436cm" svg:y="8.884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4" draw:layer="layout" svg:width="0.107cm" svg:height="0.283cm" svg:x="23.583cm" svg:y="8.8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4" draw:layer="layout" svg:width="0.33cm" svg:height="0.191cm" svg:x="23.721cm" svg:y="8.962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4" draw:layer="layout" svg:width="0.154cm" svg:height="0.191cm" svg:x="24.08cm" svg:y="8.9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</draw:g>
        <draw:line draw:style-name="gr5" draw:layer="layout" svg:x1="10.16cm" svg:y1="10.668cm" svg:x2="26.433cm" svg:y2="10.668cm">
          <text:p/>
        </draw:line>
        <draw:custom-shape draw:style-name="gr6" draw:text-style-name="P1" draw:layer="layout" svg:width="7.408cm" svg:height="1.49cm" svg:x="19.171cm" svg:y="6.619cm">
          <text:p/>
          <draw:enhanced-geometry svg:viewBox="0 0 21600 21600" draw:type="rectangle" draw:enhanced-path="M 0 0 L 21600 0 21600 21600 0 21600 0 0 Z N"/>
        </draw:custom-shape>
        <draw:line draw:style-name="gr1" draw:layer="layout" svg:x1="11.909cm" svg:y1="2.032cm" svg:x2="11.829cm" svg:y2="19.304cm">
          <text:p/>
        </draw:line>
        <draw:g>
          <svg:title>TexMaths</svg:title>
          <svg:desc>12§latex§$scnid$§svg§600§TRUE§</svg:desc>
          <draw:polygon draw:style-name="gr3" draw:layer="layout" svg:width="0.948cm" svg:height="0.292cm" svg:x="14.839cm" svg:y="11.502cm" svg:viewBox="0 0 949 293" draw:points="475,293 0,293 0,0 949,0 949,293">
            <text:p/>
          </draw:polygon>
          <draw:path draw:style-name="gr4" draw:layer="layout" svg:width="0.148cm" svg:height="0.191cm" svg:x="14.86cm" svg:y="11.608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4" draw:layer="layout" svg:width="0.157cm" svg:height="0.191cm" svg:x="15.044cm" svg:y="11.608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4" draw:layer="layout" svg:width="0.217cm" svg:height="0.191cm" svg:x="15.211cm" svg:y="11.608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4" draw:layer="layout" svg:width="0.107cm" svg:height="0.284cm" svg:x="15.452cm" svg:y="11.515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4" draw:layer="layout" svg:width="0.192cm" svg:height="0.298cm" svg:x="15.594cm" svg:y="11.501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$hnid$§svg§600§TRUE§</svg:desc>
          <draw:polygon draw:style-name="gr3" draw:layer="layout" svg:width="0.818cm" svg:height="0.292cm" svg:x="14.875cm" svg:y="12.71cm" svg:viewBox="0 0 819 293" draw:points="409,293 0,293 0,0 819,0 819,293">
            <text:p/>
          </draw:polygon>
          <draw:path draw:style-name="gr4" draw:layer="layout" svg:width="0.198cm" svg:height="0.298cm" svg:x="14.897cm" svg:y="12.709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4" draw:layer="layout" svg:width="0.217cm" svg:height="0.191cm" svg:x="15.117cm" svg:y="12.816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4" draw:layer="layout" svg:width="0.107cm" svg:height="0.284cm" svg:x="15.358cm" svg:y="12.723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4" draw:layer="layout" svg:width="0.192cm" svg:height="0.298cm" svg:x="15.501cm" svg:y="12.709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2" draw:layer="layout" svg:x1="11.909cm" svg:y1="13.208cm" svg:x2="18.656cm" svg:y2="13.208cm">
          <text:p/>
        </draw:line>
        <draw:line draw:style-name="gr2" draw:layer="layout" svg:x1="18.676cm" svg:y1="14.478cm" svg:x2="11.913cm" svg:y2="14.51cm">
          <text:p/>
        </draw:line>
        <draw:g>
          <svg:title>TexMaths</svg:title>
          <svg:desc>12§latex§\begin{eqnarray*}
\text{choose a suitable expiry timestamp}\\
d_{scnid} = f(d_{hnid},scnid||expirytime)
\end{eqnarray*}§svg§600§TRUE§</svg:desc>
          <draw:polygon draw:style-name="gr3" draw:layer="layout" svg:width="6.312cm" svg:height="1.03cm" svg:x="19.285cm" svg:y="6.819cm" svg:viewBox="0 0 6313 1031" draw:points="3156,1031 0,1031 0,0 6313,0 6313,1031">
            <text:p/>
          </draw:polygon>
          <draw:path draw:style-name="gr4" draw:layer="layout" svg:width="0.153cm" svg:height="0.193cm" svg:x="19.434cm" svg:y="6.922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4" draw:layer="layout" svg:width="0.203cm" svg:height="0.293cm" svg:x="19.601cm" svg:y="6.818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4" draw:layer="layout" svg:width="0.178cm" svg:height="0.193cm" svg:x="19.822cm" svg:y="6.922cm" svg:viewBox="0 0 179 194" svg:d="M179 100c0-56-41-100-88-100-52 0-91 47-91 100 0 54 42 94 90 94s89-40 89-94zM91 184c-19 0-36-9-47-28s-11-44-11-60c0-17 0-40 11-59 9-19 29-27 46-27 18 0 35 9 45 27s10 42 10 59c0 16 0 38-8 56-9 20-27 32-46 32z">
            <text:p/>
          </draw:path>
          <draw:path draw:style-name="gr4" draw:layer="layout" svg:width="0.178cm" svg:height="0.193cm" svg:x="20.032cm" svg:y="6.922cm" svg:viewBox="0 0 179 194" svg:d="M179 100c0-56-41-100-89-100-51 0-90 47-90 100 0 54 42 94 90 94s89-40 89-94zM90 184c-18 0-35-9-46-28s-11-44-11-60c0-17 0-40 11-59 9-19 29-27 46-27 18 0 35 9 45 27s10 42 10 59c0 16 0 38-8 56-9 20-27 32-47 32z">
            <text:p/>
          </draw:path>
          <draw:path draw:style-name="gr4" draw:layer="layout" svg:width="0.131cm" svg:height="0.193cm" svg:x="20.234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4" draw:layer="layout" svg:width="0.155cm" svg:height="0.193cm" svg:x="20.391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4" draw:layer="layout" svg:width="0.181cm" svg:height="0.193cm" svg:x="20.708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4" draw:layer="layout" svg:width="0.131cm" svg:height="0.193cm" svg:x="21.039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4" draw:layer="layout" svg:width="0.203cm" svg:height="0.191cm" svg:x="21.196cm" svg:y="6.925cm" svg:viewBox="0 0 204 192" svg:d="M145 154v38l59-5v-13c-29 0-32-2-32-23v-151l-60 5v13c29 0 32 2 32 24v76c0 36-19 64-49 64-34 0-36-19-36-42v-140l-59 5v13c32 0 32 1 32 38v64c0 34 0 72 60 72 23 0 41-12 53-38z">
            <text:p/>
          </draw:path>
          <draw:path draw:style-name="gr4" draw:layer="layout" svg:width="0.086cm" svg:height="0.282cm" svg:x="21.419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4" draw:layer="layout" svg:width="0.126cm" svg:height="0.264cm" svg:x="21.525cm" svg:y="6.852cm" svg:viewBox="0 0 127 265" svg:d="M63 91h57v-13h-57v-78h-11c-1 35-12 80-52 82v9h34v117c0 52 38 57 53 57 28 0 40-30 40-57v-24h-11v24c0 31-12 46-26 46-27 0-27-38-27-45z">
            <text:p/>
          </draw:path>
          <draw:path draw:style-name="gr4" draw:layer="layout" svg:width="0.181cm" svg:height="0.193cm" svg:x="21.691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4" draw:layer="layout" svg:width="0.198cm" svg:height="0.298cm" svg:x="21.885cm" svg:y="6.818cm" svg:viewBox="0 0 199 299" svg:d="M58 134v-134l-58 5v13c29 0 32 2 32 24v252h9c1 0 5-6 15-26 6 9 23 31 53 31 49 0 90-42 90-96s-39-96-86-96c-31 0-48 20-55 27zM59 246v-88c0-8 0-8 5-15 16-23 38-27 48-27 18 0 32 11 42 27 11 18 12 42 12 59 0 15-1 42-13 60-8 13-23 27-45 27-18 0-34-9-43-26-6-9-6-10-6-17z">
            <text:p/>
          </draw:path>
          <draw:path draw:style-name="gr4" draw:layer="layout" svg:width="0.09cm" svg:height="0.293cm" svg:x="22.109cm" svg:y="6.818cm" svg:viewBox="0 0 91 294" svg:d="M58 0l-58 5v13c29 0 32 2 32 24v220c0 19-4 19-32 19v13c13 0 35-1 46-1 9 0 29 1 45 1v-13c-28 0-33 0-33-19z">
            <text:p/>
          </draw:path>
          <draw:path draw:style-name="gr4" draw:layer="layout" svg:width="0.155cm" svg:height="0.193cm" svg:x="22.21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4" draw:layer="layout" svg:width="0.155cm" svg:height="0.193cm" svg:x="22.52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4" draw:layer="layout" svg:width="0.203cm" svg:height="0.181cm" svg:x="22.701cm" svg:y="6.93cm" svg:viewBox="0 0 204 182" svg:d="M111 83c13-16 27-36 38-48 12-15 28-22 47-22v-13c-9 1-23 1-32 1-13 0-34-1-39-1v13c7 1 11 6 11 13 0 8-4 12-5 15l-26 33-32-43c-3-3-3-5-3-7 0-6 5-11 15-11v-13c-12 0-38 1-45 1-8 0-28 0-38-1v13c28 0 28 0 48 27l40 54-39 50c-19 25-43 26-51 26v12c10 0 23-1 33-1 13 0 29 1 39 1v-12c-9-2-11-7-11-13 0-9 11-24 35-54l31 42c4 5 9 12 9 15s-4 9-15 10v12c12 0 34-1 44-1 11 0 28 1 39 1v-12c-22 0-29-1-38-13z">
            <text:p/>
          </draw:path>
          <draw:path draw:style-name="gr4" draw:layer="layout" svg:width="0.198cm" svg:height="0.269cm" svg:x="22.92cm" svg:y="6.925cm" svg:viewBox="0 0 199 270" svg:d="M58 28v-28l-58 5v13c29 0 32 2 32 20v200c0 19-4 19-32 19v13c13-1 34-2 46-2 10 0 30 1 45 2v-13c-27 0-32 0-32-19v-72-4c3 7 20 30 50 30 49 0 90-42 90-96s-39-96-85-96c-30 0-47 19-56 28zM59 139v-95c12-21 32-33 53-33 29 0 54 37 54 85 0 50-29 86-58 86-17 0-33-8-43-25-6-9-6-9-6-18z">
            <text:p/>
          </draw:path>
          <draw:path draw:style-name="gr4" draw:layer="layout" svg:width="0.086cm" svg:height="0.282cm" svg:x="23.144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4" draw:layer="layout" svg:width="0.135cm" svg:height="0.186cm" svg:x="23.253cm" svg:y="6.925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4" draw:layer="layout" svg:width="0.197cm" svg:height="0.269cm" svg:x="23.407cm" svg:y="6.93cm" svg:viewBox="0 0 198 270" svg:d="M160 41c11-28 31-28 38-28v-13c-9 1-22 1-31 1-7 0-26-1-35-1v13c13 0 19 7 19 18 0 5 0 5-2 11l-41 103-45-114c-1-3-2-5-2-7 0-11 14-11 23-11v-13c-11 0-38 1-45 1-10 0-27 0-39-1v13c19 0 28 0 33 15l60 154c-2 6-7 20-9 26-10 22-21 52-46 52-3 0-11 0-20-8 12-1 16-11 16-17 0-12-7-18-17-18-7 0-17 5-17 18 0 19 17 35 38 35 25 0 41-25 52-49z">
            <text:p/>
          </draw:path>
          <draw:path draw:style-name="gr4" draw:layer="layout" svg:width="0.126cm" svg:height="0.264cm" svg:x="23.752cm" svg:y="6.852cm" svg:viewBox="0 0 127 265" svg:d="M63 91h57v-13h-57v-78h-11c-1 35-12 80-52 82v9h34v117c0 52 38 57 53 57 28 0 40-30 40-57v-24h-11v24c0 31-12 46-26 46-27 0-27-38-27-45z">
            <text:p/>
          </draw:path>
          <draw:path draw:style-name="gr4" draw:layer="layout" svg:width="0.086cm" svg:height="0.282cm" svg:x="23.913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4" draw:layer="layout" svg:width="0.313cm" svg:height="0.186cm" svg:x="24.024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4" draw:layer="layout" svg:width="0.155cm" svg:height="0.193cm" svg:x="24.356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4" draw:layer="layout" svg:width="0.131cm" svg:height="0.193cm" svg:x="24.535cm" svg:y="6.922cm" svg:viewBox="0 0 132 194" svg:d="M71 108c9 1 42 8 42 38 0 22-15 40-45 40-35 0-50-25-57-61-1-5-1-7-5-7-6 0-6 3-6 10v57c0 7 0 9 5 9 2 0 2 0 10-8 0 0 0-1 8-10 17 18 35 18 45 18 46 0 64-27 64-58 0-23-12-35-17-40-13-14-28-18-45-20-23-5-51-11-51-35 0-16 11-33 46-33 45 0 46 39 47 52 1 4 4 4 4 4 6 0 6-3 6-11v-43c0-8 0-10-4-10-3 0-3 0-8 5-1 2-6 6-7 7-15-12-32-12-38-12-50 0-65 29-65 52 0 15 7 27 17 37 13 11 25 13 54 19z">
            <text:p/>
          </draw:path>
          <draw:path draw:style-name="gr4" draw:layer="layout" svg:width="0.126cm" svg:height="0.264cm" svg:x="24.688cm" svg:y="6.852cm" svg:viewBox="0 0 127 265" svg:d="M63 91h57v-13h-57v-78h-11c-1 35-12 80-52 82v9h34v117c0 52 38 57 53 57 28 0 40-30 40-57v-24h-11v24c0 31-12 46-26 46-27 0-27-38-27-45z">
            <text:p/>
          </draw:path>
          <draw:path draw:style-name="gr4" draw:layer="layout" svg:width="0.181cm" svg:height="0.193cm" svg:x="24.854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4" draw:layer="layout" svg:width="0.313cm" svg:height="0.186cm" svg:x="25.049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4" draw:layer="layout" svg:width="0.198cm" svg:height="0.269cm" svg:x="25.382cm" svg:y="6.925cm" svg:viewBox="0 0 199 270" svg:d="M58 28v-28l-58 5v13c29 0 32 2 32 20v200c0 19-4 19-32 19v13c13-1 34-2 46-2 10 0 30 1 45 2v-13c-27 0-32 0-32-19v-72-4c3 7 20 30 50 30 47 0 90-42 90-96s-39-96-85-96c-30 0-47 19-56 28zM59 139v-95c12-21 32-33 53-33 29 0 54 37 54 85 0 50-29 86-58 86-17 0-33-8-43-25-6-9-6-9-6-18z">
            <text:p/>
          </draw:path>
          <draw:path draw:style-name="gr4" draw:layer="layout" svg:width="0.192cm" svg:height="0.298cm" svg:x="19.301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4" draw:layer="layout" svg:width="0.112cm" svg:height="0.133cm" svg:x="19.514cm" svg:y="7.677cm" svg:viewBox="0 0 113 134" svg:d="M102 19c-7 3-11 9-11 15 0 7 5 9 8 9 4 0 14-2 14-17 0-20-21-26-38-26-45 0-52 35-52 43 0 11 7 18 10 22 8 6 13 7 32 11 6 1 25 4 25 20 0 5-3 16-16 24-11 6-24 6-28 6-12 0-28-2-35-12 11-1 17-10 17-18 0-7-5-11-12-11-8 0-16 7-16 21 0 18 18 28 46 28 52 0 62-37 62-49 0-27-29-32-39-35-2-1-11-2-12-2-10-2-16-8-16-14 0-8 6-16 11-20 9-6 19-6 23-6 6 0 21 2 27 11z">
            <text:p/>
          </draw:path>
          <draw:path draw:style-name="gr4" draw:layer="layout" svg:width="0.121cm" svg:height="0.133cm" svg:x="19.663cm" svg:y="7.677cm" svg:viewBox="0 0 122 134" svg:d="M107 17c-11 2-15 11-15 17 0 8 6 10 11 10 7 0 17-3 17-18 0-20-23-26-38-26-42 0-82 41-82 83 0 25 17 51 52 51 49 0 70-30 70-33s-2-5-4-5-3 0-5 2c-22 28-55 28-61 28-19 0-28-14-28-34 0-8 4-40 18-61 10-14 26-23 40-23 4 0 17 0 25 9z">
            <text:p/>
          </draw:path>
          <draw:path draw:style-name="gr4" draw:layer="layout" svg:width="0.171cm" svg:height="0.133cm" svg:x="19.801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199cm" svg:x="19.999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4 3 5 3 5 0 5-1 5-5 7-25 20-36 30-36 5 0 8 3 8 11 0 6-2 11-9 29z">
            <text:p/>
          </draw:path>
          <draw:path draw:style-name="gr4" draw:layer="layout" svg:width="0.144cm" svg:height="0.208cm" svg:x="20.116cm" svg:y="7.602cm" svg:viewBox="0 0 145 209" svg:d="M144 8c1 0 1-3 1-4 0-2-1-4-4-4-5 0-29 2-36 2-2 2-7 2-7 8 0 4 5 4 9 4 13 0 13 2 13 4s-1 5-1 7l-16 67c-7-9-16-16-30-16-37 0-73 40-73 84 0 28 18 49 42 49 16 0 30-9 42-21 4 18 21 21 28 21 10 0 18-6 23-16 6-12 9-29 9-30 0-3-3-3-3-3-5 0-5 1-8 9-2 15-8 31-20 31-6 0-9-6-9-14 0-6 0-8 1-12zM85 169c-3 9-10 15-15 19-2 3-14 12-26 12-11 0-21-7-21-28 0-16 7-48 15-60 13-24 27-28 35-28 19 0 25 22 25 25 0 1 0 4-1 5z">
            <text:p/>
          </draw:path>
          <draw:path draw:style-name="gr4" draw:layer="layout" svg:width="0.268cm" svg:height="0.099cm" svg:x="20.423cm" svg:y="7.588cm" svg:viewBox="0 0 269 100" svg:d="M255 17c6 0 14 0 14-9 0-8-8-8-14-8h-242c-5 0-13 0-13 8 0 9 8 9 13 9zM255 100c6 0 14 0 14-9 0-8-8-8-14-8h-242c-5 0-13 0-13 8 0 9 8 9 13 9z">
            <text:p/>
          </draw:path>
          <draw:path draw:style-name="gr4" draw:layer="layout" svg:width="0.2cm" svg:height="0.384cm" svg:x="20.845cm" svg:y="7.447cm" svg:viewBox="0 0 201 385" svg:d="M127 130h34c9 0 12 0 12-10 0-4-3-4-11-4h-32l8-49c1-8 7-38 10-43 3-8 10-14 19-14 1 0 11 0 20 7-19 2-22 17-22 23 0 9 7 14 14 14 11 0 22-8 22-25 0-19-18-29-34-29-14 0-40 7-52 49-2 10-3 13-13 67h-28c-7 0-12 0-12 8 0 6 3 6 11 6h26l-29 166c-8 41-15 80-36 80-1 0-11 0-19-8 18-1 23-16 23-22 0-10-8-16-16-16-11 0-22 10-22 25 0 19 18 30 34 30 22 0 39-25 46-41 12-27 22-78 23-81z">
            <text:p/>
          </draw:path>
          <draw:path draw:style-name="gr4" draw:layer="layout" svg:width="0.094cm" svg:height="0.421cm" svg:x="21.103cm" svg:y="7.428cm" svg:viewBox="0 0 95 422" svg:d="M95 419c0-1 0-3-8-10-51-53-63-133-63-198 0-73 15-146 66-199 5-6 5-6 5-7 0-4-3-5-4-5-5 0-41 29-66 83-20 47-25 93-25 128 0 34 5 84 27 132 24 53 59 79 64 79 1 0 4-1 4-3z">
            <text:p/>
          </draw:path>
          <draw:path draw:style-name="gr4" draw:layer="layout" svg:width="0.192cm" svg:height="0.298cm" svg:x="21.235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4" draw:layer="layout" svg:width="0.153cm" svg:height="0.208cm" svg:x="21.448cm" svg:y="7.602cm" svg:viewBox="0 0 154 209" svg:d="M68 8c0 0 1-3 1-4 0-2-1-4-5-4-6 0-30 2-36 2-3 2-6 2-6 8 0 4 3 4 7 4 13 0 13 2 13 4s0 5-1 7l-40 168c-1 5-1 6-1 6 0 5 4 10 10 10 2 0 8-1 12-7 0-3 3-14 5-20l6-26c0-5 3-16 3-20 4-11 4-11 10-21 9-14 23-31 45-31 16 0 17 13 17 20 0 18-12 51-17 64-3 7-4 11-4 16 0 15 12 25 26 25 29 0 41-41 41-46 0-3-3-3-4-3-3 0-5 2-6 4-6 24-18 36-30 36-5 0-6-3-6-9 0-7 1-11 6-24 4-10 16-41 16-58 0-5 0-18-11-26-6-4-14-7-27-7-21 0-36 12-46 24z">
            <text:p/>
          </draw:path>
          <draw:path draw:style-name="gr4" draw:layer="layout" svg:width="0.171cm" svg:height="0.133cm" svg:x="21.628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199cm" svg:x="21.825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5 3 5 3 5 0 5-1 5-5 7-25 20-36 30-36 5 0 8 3 8 11 0 6-2 11-9 29z">
            <text:p/>
          </draw:path>
          <draw:path draw:style-name="gr4" draw:layer="layout" svg:width="0.144cm" svg:height="0.208cm" svg:x="21.943cm" svg:y="7.602cm" svg:viewBox="0 0 145 209" svg:d="M144 8c1 0 1-3 1-4 0-2-1-4-4-4-5 0-29 2-36 2-2 2-7 2-7 8 0 4 5 4 9 4 13 0 13 2 13 4s-1 5-1 7l-17 67c-6-9-15-16-29-16-37 0-73 40-73 84 0 28 18 49 42 49 16 0 30-9 42-21 4 18 21 21 28 21 10 0 18-6 23-16 6-12 9-29 9-30 0-3-3-3-5-3-3 0-3 1-6 9-2 15-8 31-20 31-8 0-9-6-9-14 0-6 0-8 1-12zM85 169c-3 9-10 15-15 19-2 3-14 12-26 12-11 0-21-7-21-28 0-16 7-48 15-60 13-24 27-28 35-28 19 0 25 22 25 25 0 1 0 4-1 5z">
            <text:p/>
          </draw:path>
          <draw:path draw:style-name="gr4" draw:layer="layout" svg:width="0.047cm" svg:height="0.126cm" svg:x="22.15cm" svg:y="7.699cm" svg:viewBox="0 0 48 127" svg:d="M48 44c0-27-10-44-26-44-14 0-22 11-22 23 0 11 8 23 22 23 5 0 10-3 14-6 2-2 2-2 2-2 1 0 1 0 1 6 0 33-14 58-28 71-4 5-4 6-4 7 0 4 3 5 3 5 5 0 38-32 38-83z">
            <text:p/>
          </draw:path>
          <draw:path draw:style-name="gr4" draw:layer="layout" svg:width="0.148cm" svg:height="0.191cm" svg:x="22.315cm" svg:y="7.557cm" svg:viewBox="0 0 149 192" svg:d="M137 29c-11 0-19 9-19 19 0 6 3 12 13 12 8 0 18-7 18-24 0-18-17-36-48-36-54 0-69 43-69 62 0 33 31 40 42 42 21 4 42 9 42 33 0 11-9 45-58 45-6 0-36 0-46-21 16 1 26-11 26-23 0-10-8-14-15-14-11 0-23 8-23 27 0 24 23 41 58 41 66 0 81-52 81-70 0-15-7-26-12-31-12-12-23-14-41-18-14-3-30-6-30-25 0-13 9-38 45-38 10 0 31 2 36 19z">
            <text:p/>
          </draw:path>
          <draw:path draw:style-name="gr4" draw:layer="layout" svg:width="0.157cm" svg:height="0.191cm" svg:x="22.498cm" svg:y="7.557cm" svg:viewBox="0 0 158 192" svg:d="M144 26c-7 0-12 0-18 6-7 6-7 14-7 17 0 10 7 15 14 15 12 0 23-10 23-28 0-20-19-36-47-36-56 0-109 61-109 120 0 38 24 72 65 72 59 0 93-44 93-50 0-3-3-5-6-5-1 0-2 1-4 3-33 42-77 42-81 42-26 0-37-20-37-45 0-18 8-59 21-85 13-24 36-42 58-42 13 0 29 4 35 16z">
            <text:p/>
          </draw:path>
          <draw:path draw:style-name="gr4" draw:layer="layout" svg:width="0.217cm" svg:height="0.191cm" svg:x="22.665cm" svg:y="7.557cm" svg:viewBox="0 0 218 192" svg:d="M24 162c-1 7-3 17-3 19 0 7 6 11 11 11 4 0 12-4 15-12 0 0 4-20 6-31l10-39c2-8 5-18 7-27 2-7 4-21 5-22 6-13 28-51 66-51 18 0 21 15 21 30 0 25-19 80-26 98-4 10-4 14-4 19 0 21 15 35 33 35 39 0 53-61 53-65 0-5-5-5-5-5-3 0-3 2-6 9-8 29-22 51-41 51-7 0-10-3-10-13 0-11 4-21 8-30 8-23 25-69 25-93 0-29-18-46-47-46-37 0-56 28-63 37-3-24-18-37-37-37-18 0-26 17-30 24-6 14-12 40-12 41 0 5 5 5 5 5 5 0 5 0 6-10 7-30 16-50 30-50 9 0 12 4 12 19 0 8-1 13-6 36z">
            <text:p/>
          </draw:path>
          <draw:path draw:style-name="gr4" draw:layer="layout" svg:width="0.107cm" svg:height="0.283cm" svg:x="22.906cm" svg:y="7.465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4" draw:layer="layout" svg:width="0.192cm" svg:height="0.298cm" svg:x="23.049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4" draw:layer="layout" svg:width="0.016cm" svg:height="0.421cm" svg:x="23.289cm" svg:y="7.428cm" svg:viewBox="0 0 17 422" svg:d="M17 16c0-9 0-16-7-16-10 0-10 7-10 16v392c0 7 0 14 10 14 7 0 7-7 7-14z">
            <text:p/>
          </draw:path>
          <draw:path draw:style-name="gr4" draw:layer="layout" svg:width="0.016cm" svg:height="0.421cm" svg:x="23.4cm" svg:y="7.428cm" svg:viewBox="0 0 17 422" svg:d="M17 16c0-9 0-16-7-16-10 0-10 7-10 16v392c0 7 0 14 10 14 7 0 7-7 7-14z">
            <text:p/>
          </draw:path>
          <draw:path draw:style-name="gr4" draw:layer="layout" svg:width="0.154cm" svg:height="0.191cm" svg:x="23.482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4" draw:layer="layout" svg:width="0.2cm" svg:height="0.191cm" svg:x="23.661cm" svg:y="7.557cm" svg:viewBox="0 0 201 192" svg:d="M124 60c2-12 11-50 40-50 2 0 11 0 19 4-11 3-18 14-18 23 0 7 3 16 14 16 10 0 22-9 22-25 0-22-24-28-37-28-23 0-38 23-43 32-10-27-31-32-43-32-43 0-66 55-66 65 0 5 5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4" draw:layer="layout" svg:width="0.21cm" svg:height="0.269cm" svg:x="23.865cm" svg:y="7.557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4" draw:layer="layout" svg:width="0.107cm" svg:height="0.283cm" svg:x="24.092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4" draw:layer="layout" svg:width="0.164cm" svg:height="0.191cm" svg:x="24.23cm" svg:y="7.557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4" draw:layer="layout" svg:width="0.186cm" svg:height="0.273cm" svg:x="24.421cm" svg:y="7.557cm" svg:viewBox="0 0 187 274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4" draw:layer="layout" svg:width="0.124cm" svg:height="0.269cm" svg:x="24.631cm" svg:y="7.479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4" draw:layer="layout" svg:width="0.107cm" svg:height="0.283cm" svg:x="24.776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4" draw:layer="layout" svg:width="0.33cm" svg:height="0.191cm" svg:x="24.916cm" svg:y="7.557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4" draw:layer="layout" svg:width="0.154cm" svg:height="0.191cm" svg:x="25.273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4" draw:layer="layout" svg:width="0.094cm" svg:height="0.421cm" svg:x="25.464cm" svg:y="7.428cm" svg:viewBox="0 0 95 422" svg:d="M95 211c0-32-4-84-27-132-24-51-60-79-63-79-4 0-5 1-5 5 0 1 0 1 8 9 40 42 63 110 63 197 0 73-15 148-65 201-6 4-6 6-6 7 0 2 1 3 5 3 3 0 40-27 64-81 21-47 26-94 26-130z">
            <text:p/>
          </draw:path>
        </draw:g>
        <draw:line draw:style-name="gr7" draw:layer="layout" svg:x1="27.7cm" svg:y1="-2.54cm" svg:x2="1.016cm" svg:y2="-2.54cm">
          <text:p/>
        </draw:line>
        <draw:g>
          <svg:title>TexMaths</svg:title>
          <svg:desc>12§latex§$E(IMSI||salt,e_{scnid}),e_{hnid}$§svg§600§TRUE§</svg:desc>
          <draw:polygon draw:style-name="gr3" draw:layer="layout" svg:width="5.083cm" svg:height="0.421cm" svg:x="12.77cm" svg:y="17.272cm" svg:viewBox="0 0 5084 422" draw:points="2541,422 0,422 0,0 5084,0 5084,422">
            <text:p/>
          </draw:polygon>
          <draw:path draw:style-name="gr4" draw:layer="layout" svg:width="0.306cm" svg:height="0.287cm" svg:x="12.786cm" svg:y="17.30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4" draw:layer="layout" svg:width="0.099cm" svg:height="0.421cm" svg:x="13.147cm" svg:y="17.27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4" draw:layer="layout" svg:width="0.196cm" svg:height="0.288cm" svg:x="13.284cm" svg:y="17.30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4" draw:layer="layout" svg:width="0.423cm" svg:height="0.288cm" svg:x="13.506cm" svg:y="17.30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4" draw:layer="layout" svg:width="0.25cm" svg:height="0.307cm" svg:x="13.965cm" svg:y="17.291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4" draw:layer="layout" svg:width="0.196cm" svg:height="0.288cm" svg:x="14.24cm" svg:y="17.30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4" draw:layer="layout" svg:width="0.017cm" svg:height="0.421cm" svg:x="14.494cm" svg:y="17.272cm" svg:viewBox="0 0 18 422" svg:d="M18 16c0-9 0-16-8-16-10 0-10 7-10 16v392c0 7 0 14 10 14 8 0 8-7 8-14z">
            <text:p/>
          </draw:path>
          <draw:path draw:style-name="gr4" draw:layer="layout" svg:width="0.017cm" svg:height="0.421cm" svg:x="14.612cm" svg:y="17.272cm" svg:viewBox="0 0 18 422" svg:d="M18 16c0-9 0-16-8-16-10 0-10 7-10 16v392c0 7 0 14 10 14 8 0 8-7 8-14z">
            <text:p/>
          </draw:path>
          <draw:path draw:style-name="gr4" draw:layer="layout" svg:width="0.155cm" svg:height="0.191cm" svg:x="14.701cm" svg:y="17.40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4" draw:layer="layout" svg:width="0.193cm" svg:height="0.191cm" svg:x="14.894cm" svg:y="17.40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4" draw:layer="layout" svg:width="0.09cm" svg:height="0.298cm" svg:x="15.118cm" svg:y="17.29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4" draw:layer="layout" svg:width="0.13cm" svg:height="0.269cm" svg:x="15.243cm" svg:y="17.32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4" draw:layer="layout" svg:width="0.049cm" svg:height="0.126cm" svg:x="15.422cm" svg:y="17.543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15.592cm" svg:y="17.40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18cm" svg:height="0.133cm" svg:x="15.79cm" svg:y="17.52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4" draw:layer="layout" svg:width="0.129cm" svg:height="0.133cm" svg:x="15.947cm" svg:y="17.52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4" draw:layer="layout" svg:width="0.18cm" svg:height="0.133cm" svg:x="16.094cm" svg:y="17.52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6.301cm" svg:y="17.45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16.425cm" svg:y="17.44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4" draw:layer="layout" svg:width="0.099cm" svg:height="0.421cm" svg:x="16.628cm" svg:y="17.272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4" draw:layer="layout" svg:width="0.049cm" svg:height="0.126cm" svg:x="16.804cm" svg:y="17.543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16.974cm" svg:y="17.40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61cm" svg:height="0.208cm" svg:x="17.174cm" svg:y="17.447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4" draw:layer="layout" svg:width="0.18cm" svg:height="0.133cm" svg:x="17.363cm" svg:y="17.52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7.572cm" svg:y="17.45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17.694cm" svg:y="17.44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</draw:g>
        <draw:custom-shape draw:style-name="gr8" draw:text-style-name="P1" draw:layer="layout" svg:width="7.112cm" svg:height="1.211cm" svg:x="10.16cm" svg:y="15.1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754cm" svg:height="1.062cm" svg:x="21.844cm" svg:y="2.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3" draw:layer="layout" svg:width="3.531cm" svg:height="0.374cm" svg:x="22.159cm" svg:y="2.995cm" svg:viewBox="0 0 3532 375" draw:points="1766,375 0,375 0,0 3532,0 3532,375">
            <text:p/>
          </draw:polygon>
          <draw:path draw:style-name="gr4" draw:layer="layout" svg:width="0.184cm" svg:height="0.279cm" svg:x="22.171cm" svg:y="3.096cm" svg:viewBox="0 0 185 280" svg:d="M79 119c-35 0-35-42-35-52 0-12 0-25 6-36 2-5 12-17 29-17 34 0 34 42 34 52 0 12 0 25-5 36-4 5-13 17-29 17zM32 136c0-1 0-12 7-21 14 12 32 14 40 14 36 0 65-29 65-62 0-15-7-31-17-41 15-14 29-16 37-16 1 0 3 0 4 0-4 2-7 6-7 12 0 7 6 12 11 12s13-4 13-14c0-7-6-20-20-20-9 0-27 2-44 20-17-14-34-15-42-15-38 0-67 29-67 61 0 19 10 35 20 45-5 6-13 20-13 34s6 29 19 38c-26 7-38 26-38 43 0 30 40 54 90 54 47 0 89-22 89-55 0-15-6-36-26-48-21-12-45-12-69-12-11 0-28 0-32 0-12-3-20-16-20-29zM91 269c-41 0-70-22-70-43 0-19 15-36 32-37h25c35 0 80 0 80 37 0 23-28 43-67 43z">
            <text:p/>
          </draw:path>
          <draw:path draw:style-name="gr4" draw:layer="layout" svg:width="0.155cm" svg:height="0.194cm" svg:x="22.371cm" svg:y="3.0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4" draw:layer="layout" svg:width="0.203cm" svg:height="0.186cm" svg:x="22.55cm" svg:y="3.101cm" svg:viewBox="0 0 204 187" svg:d="M32 42v113c0 19-4 19-32 19v13c13 0 34-1 46-1 10 0 32 1 45 1v-13c-27 0-32 0-32-19v-78c0-43 29-67 55-67 25 0 30 22 30 46v99c0 19-5 19-32 19v13c15 0 36-1 46-1s32 1 46 1v-13c-22 0-32 0-32-12v-82c0-36 0-49-13-64-6-8-18-16-43-16-29 0-47 18-59 44v-44l-57 5v13c29 0 32 2 32 24z">
            <text:p/>
          </draw:path>
          <draw:path draw:style-name="gr4" draw:layer="layout" svg:width="0.155cm" svg:height="0.194cm" svg:x="22.771cm" svg:y="3.0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4" draw:layer="layout" svg:width="0.135cm" svg:height="0.186cm" svg:x="22.95cm" svg:y="3.101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4" draw:layer="layout" svg:width="0.181cm" svg:height="0.194cm" svg:x="23.112cm" svg:y="3.099cm" svg:viewBox="0 0 182 195" svg:d="M118 159c1 16 13 34 31 34 9 0 33-6 33-40v-24h-10v24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4" draw:layer="layout" svg:width="0.126cm" svg:height="0.264cm" svg:x="23.303cm" svg:y="3.028cm" svg:viewBox="0 0 127 265" svg:d="M63 91h57v-13h-57v-78h-11c-1 35-12 80-52 82v9h34v117c0 53 38 57 53 57 28 0 40-30 40-57v-24h-11v24c0 31-11 47-26 47-27 0-27-39-27-46z">
            <text:p/>
          </draw:path>
          <draw:path draw:style-name="gr4" draw:layer="layout" svg:width="0.155cm" svg:height="0.194cm" svg:x="23.462cm" svg:y="3.0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4" draw:layer="layout" svg:width="0.154cm" svg:height="0.191cm" svg:x="23.782cm" svg:y="3.101cm" svg:viewBox="0 0 155 192" svg:d="M57 90c12 0 41-1 62-11 29-12 31-37 31-43 0-18-17-36-43-36-46 0-107 41-107 115 0 44 24 77 64 77 57 0 91-44 91-50 0-3-2-5-4-5s-3 1-6 4c-32 42-75 42-81 42-31 0-34-35-34-50 0-4 0-18 5-43zM38 80c15-64 58-70 69-70 18 0 29 12 29 26 0 44-65 44-81 44z">
            <text:p/>
          </draw:path>
          <draw:path draw:style-name="gr4" draw:layer="layout" svg:width="0.153cm" svg:height="0.208cm" svg:x="23.971cm" svg:y="3.1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4" draw:layer="layout" svg:width="0.171cm" svg:height="0.134cm" svg:x="24.15cm" svg:y="3.2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2cm" svg:x="24.349cm" svg:y="3.1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4" draw:layer="layout" svg:width="0.144cm" svg:height="0.208cm" svg:x="24.465cm" svg:y="3.145cm" svg:viewBox="0 0 145 209" svg:d="M144 8c1 0 1-3 1-4 0-2-1-4-4-4-5 0-29 2-36 2-2 2-7 2-7 8 0 4 5 4 9 4 13 0 13 2 13 4s-1 5-1 7l-17 67c-6-9-15-16-29-16-37 0-73 41-73 84 0 29 18 49 42 49 16 0 30-8 42-20 4 18 21 20 28 20 10 0 18-6 23-16 6-12 9-28 9-30 0-3-3-3-5-3-3 0-3 1-6 9-2 15-8 32-20 32-8 0-9-6-9-15 0-6 0-8 1-12zM85 169c-3 9-10 15-15 20-2 2-14 12-26 12-11 0-21-8-21-29 0-16 7-48 15-60 13-24 27-28 35-28 19 0 25 22 25 25 0 2 0 4-1 5z">
            <text:p/>
          </draw:path>
          <draw:path draw:style-name="gr4" draw:layer="layout" svg:width="0.047cm" svg:height="0.126cm" svg:x="24.673cm" svg:y="3.243cm" svg:viewBox="0 0 48 127" svg:d="M48 44c0-27-10-44-26-44-14 0-22 11-22 23 0 11 8 23 22 23 5 0 10-3 14-6 2-2 2-2 2-2 1 0 1 0 1 6 0 33-14 58-28 73-4 3-4 4-4 6 0 3 3 4 3 4 5 0 38-32 38-83z">
            <text:p/>
          </draw:path>
          <draw:path draw:style-name="gr4" draw:layer="layout" svg:width="0.192cm" svg:height="0.298cm" svg:x="24.833cm" svg:y="2.994cm" svg:viewBox="0 0 193 299" svg:d="M193 5c0 0 0-5-5-5-7 0-45 4-52 5-4 0-5 2-5 8 0 5 2 5 8 5 20 0 21 2 21 7l-1 9-24 101c-8-17-20-28-38-28-46 0-97 62-97 124 0 39 22 68 53 68 9 0 29-2 54-32 3 18 17 32 36 32 15 0 24-9 29-24 7-14 13-41 13-42 0-4-3-4-4-4-5 0-5 2-6 8-7 27-15 53-31 53-12 0-12-11-12-20 0-11 0-13 1-20zM109 244c-2 7-2 8-8 15-19 23-34 31-46 31-21 0-26-23-26-40 0-22 12-73 22-93 13-25 30-40 47-40 27 0 32 34 32 37 0 2 0 5-2 7z">
            <text:p/>
          </draw:path>
          <draw:path draw:style-name="gr4" draw:layer="layout" svg:width="0.153cm" svg:height="0.208cm" svg:x="25.045cm" svg:y="3.1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4" draw:layer="layout" svg:width="0.171cm" svg:height="0.134cm" svg:x="25.224cm" svg:y="3.2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2cm" svg:x="25.423cm" svg:y="3.1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4" draw:layer="layout" svg:width="0.144cm" svg:height="0.208cm" svg:x="25.541cm" svg:y="3.145cm" svg:viewBox="0 0 145 209" svg:d="M144 8c1 0 1-3 1-4 0-2-1-4-4-4-5 0-29 2-36 2-2 2-7 2-7 8 0 4 5 4 9 4 13 0 13 2 13 4s-1 5-1 7l-16 67c-7-9-16-16-30-16-37 0-73 41-73 84 0 29 18 49 42 49 16 0 30-8 42-20 4 18 21 20 28 20 10 0 18-6 23-16 6-12 9-28 9-30 0-3-3-3-5-3-3 0-3 1-6 9-2 15-8 32-20 32-6 0-9-6-9-15 0-6 0-8 1-12zM85 169c-3 9-10 15-15 20-2 2-14 12-26 12-11 0-21-8-21-29 0-16 7-48 15-60 13-24 27-28 35-28 19 0 25 22 25 25 0 2 0 4-1 5z">
            <text:p/>
          </draw:path>
        </draw:g>
        <draw:line draw:style-name="gr2" draw:layer="layout" svg:x1="25.222cm" svg:y1="4.518cm" svg:x2="11.909cm" svg:y2="4.518cm">
          <text:p/>
        </draw:line>
        <draw:g>
          <svg:title>TexMaths</svg:title>
          <svg:desc>12§latex§$expirytime$§svg§600§TRUE§</svg:desc>
          <draw:polygon draw:style-name="gr3" draw:layer="layout" svg:width="1.978cm" svg:height="0.359cm" svg:x="14.277cm" svg:y="13.971cm" svg:viewBox="0 0 1979 360" draw:points="989,360 0,360 0,0 1979,0 1979,360">
            <text:p/>
          </draw:polygon>
          <draw:path draw:style-name="gr4" draw:layer="layout" svg:width="0.154cm" svg:height="0.191cm" svg:x="14.295cm" svg:y="14.06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4" draw:layer="layout" svg:width="0.2cm" svg:height="0.191cm" svg:x="14.475cm" svg:y="14.062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4" draw:layer="layout" svg:width="0.21cm" svg:height="0.269cm" svg:x="14.679cm" svg:y="14.062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4" draw:layer="layout" svg:width="0.107cm" svg:height="0.283cm" svg:x="14.906cm" svg:y="13.97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4" draw:layer="layout" svg:width="0.164cm" svg:height="0.191cm" svg:x="15.043cm" svg:y="14.062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4" draw:layer="layout" svg:width="0.186cm" svg:height="0.273cm" svg:x="15.236cm" svg:y="14.062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4" draw:layer="layout" svg:width="0.124cm" svg:height="0.269cm" svg:x="15.443cm" svg:y="13.984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4" draw:layer="layout" svg:width="0.107cm" svg:height="0.283cm" svg:x="15.591cm" svg:y="13.97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4" draw:layer="layout" svg:width="0.33cm" svg:height="0.191cm" svg:x="15.728cm" svg:y="14.062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4" draw:layer="layout" svg:width="0.154cm" svg:height="0.191cm" svg:x="16.087cm" svg:y="14.06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_{scnid} = g(e_{hnid},scnid||expirytime)$§svg§600§TRUE§</svg:desc>
          <draw:polygon draw:style-name="gr3" draw:layer="layout" svg:width="6.234cm" svg:height="0.42cm" svg:x="10.275cm" svg:y="15.749cm" svg:viewBox="0 0 6235 421" draw:points="3117,421 0,421 0,0 6235,0 6235,421">
            <text:p/>
          </draw:polygon>
          <draw:path draw:style-name="gr4" draw:layer="layout" svg:width="0.154cm" svg:height="0.191cm" svg:x="10.293cm" svg:y="15.877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4" draw:layer="layout" svg:width="0.112cm" svg:height="0.133cm" svg:x="10.481cm" svg:y="15.997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4" draw:layer="layout" svg:width="0.123cm" svg:height="0.133cm" svg:x="10.629cm" svg:y="15.997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4" draw:layer="layout" svg:width="0.171cm" svg:height="0.133cm" svg:x="10.768cm" svg:y="15.997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199cm" svg:x="10.966cm" svg:y="15.931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4" draw:layer="layout" svg:width="0.144cm" svg:height="0.208cm" svg:x="11.083cm" svg:y="15.923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4" draw:layer="layout" svg:width="0.268cm" svg:height="0.099cm" svg:x="11.391cm" svg:y="15.91cm" svg:viewBox="0 0 269 100" svg:d="M255 17c6 0 14 0 14-9 0-8-8-8-14-8h-242c-5 0-13 0-13 8 0 9 8 9 13 9zM255 100c6 0 14 0 14-9 0-8-8-8-14-8h-242c-5 0-13 0-13 8 0 9 8 9 13 9z">
            <text:p/>
          </draw:path>
          <draw:path draw:style-name="gr4" draw:layer="layout" svg:width="0.184cm" svg:height="0.272cm" svg:x="11.797cm" svg:y="15.877cm" svg:viewBox="0 0 185 273" svg:d="M184 28c1-3 1-5 1-8 0-7-4-12-12-12-2 0-14 4-15 18-8-15-22-26-38-26-47 0-96 59-96 120 0 42 24 67 54 67 23 0 42-20 47-24-9 37-14 55-14 56-1 4-15 46-59 46-6 0-20-1-31-5 12-3 17-14 17-21 0-8-5-16-16-16-10 0-22 8-22 25s15 25 53 25c51 0 80-32 86-57zM132 133c-2 11-12 22-21 30-8 7-20 14-32 14-21 0-27-21-27-38 0-20 12-71 22-92 12-21 29-37 46-37 27 0 32 33 32 36 0 2 0 4-1 6z">
            <text:p/>
          </draw:path>
          <draw:path draw:style-name="gr4" draw:layer="layout" svg:width="0.094cm" svg:height="0.421cm" svg:x="12.036cm" svg:y="15.748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4" draw:layer="layout" svg:width="0.154cm" svg:height="0.191cm" svg:x="12.17cm" svg:y="15.877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4" draw:layer="layout" svg:width="0.153cm" svg:height="0.208cm" svg:x="12.359cm" svg:y="15.923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4z">
            <text:p/>
          </draw:path>
          <draw:path draw:style-name="gr4" draw:layer="layout" svg:width="0.171cm" svg:height="0.133cm" svg:x="12.539cm" svg:y="15.997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199cm" svg:x="12.736cm" svg:y="15.931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4" draw:layer="layout" svg:width="0.144cm" svg:height="0.208cm" svg:x="12.854cm" svg:y="15.923cm" svg:viewBox="0 0 145 209" svg:d="M144 8c1 0 1-3 1-4 0-2-1-4-4-4-5 0-29 2-36 2-2 2-7 2-7 8 0 4 5 4 9 4 13 0 13 2 13 4s-1 5-1 7l-17 67c-6-9-15-16-29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4" draw:layer="layout" svg:width="0.047cm" svg:height="0.126cm" svg:x="13.061cm" svg:y="16.019cm" svg:viewBox="0 0 48 127" svg:d="M48 44c0-27-10-44-26-44-14 0-22 11-22 23 0 11 8 23 22 23 5 0 10-3 14-6 2-2 2-2 3-2v6c0 33-14 58-28 72-4 4-4 5-4 6 0 4 3 5 3 5 5 0 38-32 38-83z">
            <text:p/>
          </draw:path>
          <draw:path draw:style-name="gr4" draw:layer="layout" svg:width="0.148cm" svg:height="0.191cm" svg:x="13.225cm" svg:y="15.877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4" draw:layer="layout" svg:width="0.157cm" svg:height="0.191cm" svg:x="13.409cm" svg:y="15.877cm" svg:viewBox="0 0 158 192" svg:d="M144 26c-7 0-12 0-18 6-7 6-7 14-7 17 0 10 7 15 14 15 12 0 23-10 23-28 0-20-19-36-47-36-56 0-109 61-109 120 0 38 24 72 65 72 59 0 93-45 93-51 0-2-3-4-6-4-1 0-2 1-4 3-33 42-77 42-81 42-26 0-37-20-37-45 0-18 8-59 21-85 13-24 36-42 58-42 13 0 29 4 35 16z">
            <text:p/>
          </draw:path>
          <draw:path draw:style-name="gr4" draw:layer="layout" svg:width="0.217cm" svg:height="0.191cm" svg:x="13.577cm" svg:y="15.877cm" svg:viewBox="0 0 218 192" svg:d="M24 162c-1 7-3 17-3 19 0 7 6 11 11 11 4 0 12-4 15-12 0 0 4-21 6-31l10-39c2-8 5-18 7-27 2-7 4-21 5-22 6-13 28-51 66-51 18 0 21 15 21 30 0 25-19 80-26 98-4 9-4 14-4 19 0 20 15 35 33 35 39 0 53-61 53-65 0-5-5-5-5-5-3 0-3 1-6 9-8 28-22 51-41 51-7 0-10-3-10-13 0-11 4-22 8-30 8-23 25-69 25-93 0-29-18-46-47-46-37 0-56 28-63 37-3-24-18-37-37-37-18 0-26 17-30 24-6 14-12 40-12 41 0 5 5 5 5 5 5 0 5 0 6-10 7-30 16-50 30-50 9 0 12 4 12 19 0 8-1 13-6 36z">
            <text:p/>
          </draw:path>
          <draw:path draw:style-name="gr4" draw:layer="layout" svg:width="0.107cm" svg:height="0.283cm" svg:x="13.817cm" svg:y="15.785cm" svg:viewBox="0 0 108 284" svg:d="M104 16c0-9-6-16-16-16s-21 11-21 23c0 7 5 14 15 14 9 0 22-9 22-21zM73 174c5-12 5-13 8-24 4-9 6-15 6-23 0-19-13-35-34-35-37 0-53 61-53 66 0 4 5 4 5 4 5 0 5-1 6-7 12-40 28-53 41-53 4 0 11 0 11 13 0 10-4 18-5 23-3 11-22 60-28 78-3 11-9 25-9 33 0 21 13 35 32 35 39 0 55-61 55-65s-4-4-5-4c-5 0-5 1-7 8-6 26-21 52-41 52-7 0-10-4-10-14s3-16 12-43z">
            <text:p/>
          </draw:path>
          <draw:path draw:style-name="gr4" draw:layer="layout" svg:width="0.192cm" svg:height="0.298cm" svg:x="13.96cm" svg:y="15.772cm" svg:viewBox="0 0 193 299" svg:d="M193 5c0 0 0-5-5-5-7 0-45 4-52 5-4 0-5 2-5 8 0 5 2 5 8 5 20 0 21 2 21 7l-1 9-24 100c-8-17-20-27-38-27-46 0-97 62-97 123 0 40 22 69 53 69 9 0 29-3 54-33 3 18 17 33 36 33 15 0 24-10 29-24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4" draw:layer="layout" svg:width="0.016cm" svg:height="0.421cm" svg:x="14.2cm" svg:y="15.748cm" svg:viewBox="0 0 17 422" svg:d="M17 16c0-9 0-16-7-16-10 0-10 7-10 16v392c0 7 0 14 10 14 7 0 7-7 7-14z">
            <text:p/>
          </draw:path>
          <draw:path draw:style-name="gr4" draw:layer="layout" svg:width="0.016cm" svg:height="0.421cm" svg:x="14.312cm" svg:y="15.748cm" svg:viewBox="0 0 17 422" svg:d="M17 16c0-9 0-16-7-16-10 0-10 7-10 16v392c0 7 0 14 10 14 7 0 7-7 7-14z">
            <text:p/>
          </draw:path>
          <draw:path draw:style-name="gr4" draw:layer="layout" svg:width="0.154cm" svg:height="0.191cm" svg:x="14.393cm" svg:y="15.877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4" draw:layer="layout" svg:width="0.2cm" svg:height="0.191cm" svg:x="14.574cm" svg:y="15.877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4" draw:layer="layout" svg:width="0.21cm" svg:height="0.269cm" svg:x="14.777cm" svg:y="15.877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4" draw:layer="layout" svg:width="0.107cm" svg:height="0.283cm" svg:x="15.003cm" svg:y="15.785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4" draw:layer="layout" svg:width="0.164cm" svg:height="0.191cm" svg:x="15.142cm" svg:y="15.877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4" draw:layer="layout" svg:width="0.186cm" svg:height="0.272cm" svg:x="15.332cm" svg:y="15.877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4" draw:layer="layout" svg:width="0.124cm" svg:height="0.269cm" svg:x="15.542cm" svg:y="15.801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4" draw:layer="layout" svg:width="0.107cm" svg:height="0.283cm" svg:x="15.688cm" svg:y="15.785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4" draw:layer="layout" svg:width="0.33cm" svg:height="0.191cm" svg:x="15.827cm" svg:y="15.877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4" draw:layer="layout" svg:width="0.154cm" svg:height="0.191cm" svg:x="16.184cm" svg:y="15.877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4" draw:layer="layout" svg:width="0.094cm" svg:height="0.421cm" svg:x="16.376cm" svg:y="15.748cm" svg:viewBox="0 0 95 422" svg:d="M95 211c0-32-4-84-27-132-24-51-60-79-63-79-4 0-5 1-5 5 0 1 0 1 8 9 40 42 63 109 63 197 0 73-15 147-65 200-6 5-6 6-6 7 0 3 1 4 5 4 3 0 40-29 64-82 21-46 26-93 26-129z">
            <text:p/>
          </draw:path>
        </draw:g>
        <draw:g>
          <svg:title>TexMaths</svg:title>
          <svg:desc>12§latex§\fbox{Integrity protected provisioning of HN\textsc{\char13}s public key to UE} §svg§600§FALSE§</svg:desc>
          <draw:polygon draw:style-name="gr10" draw:layer="layout" svg:width="10.968cm" svg:height="0.661cm" svg:x="13.462cm" svg:y="4.164cm" svg:viewBox="0 0 10969 662" draw:points="5484,662 0,662 0,0 10969,0 10969,662">
            <text:p/>
          </draw:polygon>
          <draw:polygon draw:style-name="gr4" draw:layer="layout" svg:width="10.968cm" svg:height="0.017cm" svg:x="13.462cm" svg:y="4.164cm" svg:viewBox="0 0 10969 18" draw:points="5484,18 0,18 0,0 10969,0 10969,18">
            <text:p/>
          </draw:polygon>
          <draw:polygon draw:style-name="gr4" draw:layer="layout" svg:width="0.017cm" svg:height="0.627cm" svg:x="13.462cm" svg:y="4.181cm" svg:viewBox="0 0 18 628" draw:points="10,628 0,628 0,0 18,0 18,628">
            <text:p/>
          </draw:polygon>
          <draw:path draw:style-name="gr4" draw:layer="layout" svg:width="0.129cm" svg:height="0.288cm" svg:x="13.617cm" svg:y="4.313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4" draw:layer="layout" svg:width="0.213cm" svg:height="0.186cm" svg:x="13.772cm" svg:y="4.41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2cm" svg:height="0.264cm" svg:x="13.989cm" svg:y="4.3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4.156cm" svg:y="4.4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193cm" svg:height="0.278cm" svg:x="14.344cm" svg:y="4.409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7-40 27-40 43 0 30 42 54 94 54 50 0 94-21 94-55 0-14-6-36-27-48-23-12-48-12-73-12-11 0-29 0-33 0-13-2-21-15-21-28zM94 269c-42 0-72-22-72-44 0-19 16-36 34-37h26c37 0 84 0 84 37 0 23-30 44-72 44z">
            <text:p/>
          </draw:path>
          <draw:path draw:style-name="gr4" draw:layer="layout" svg:width="0.142cm" svg:height="0.186cm" svg:x="14.554cm" svg:y="4.41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09cm" svg:height="0.282cm" svg:x="14.722cm" svg:y="4.3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32cm" svg:height="0.264cm" svg:x="14.832cm" svg:y="4.3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207cm" svg:height="0.269cm" svg:x="14.985cm" svg:y="4.418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  <draw:path draw:style-name="gr4" draw:layer="layout" svg:width="0.208cm" svg:height="0.269cm" svg:x="15.352cm" svg:y="4.413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42cm" svg:height="0.186cm" svg:x="15.586cm" svg:y="4.41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87cm" svg:height="0.193cm" svg:x="15.752cm" svg:y="4.4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132cm" svg:height="0.264cm" svg:x="15.959cm" svg:y="4.3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6.127cm" svg:y="4.4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161cm" svg:height="0.193cm" svg:x="16.317cm" svg:y="4.411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4" draw:layer="layout" svg:width="0.132cm" svg:height="0.264cm" svg:x="16.498cm" svg:y="4.3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6.666cm" svg:y="4.4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208cm" svg:height="0.298cm" svg:x="16.856cm" svg:y="4.308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
            <text:p/>
          </draw:path>
          <draw:path draw:style-name="gr4" draw:layer="layout" svg:width="0.208cm" svg:height="0.269cm" svg:x="17.228cm" svg:y="4.413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42cm" svg:height="0.186cm" svg:x="17.462cm" svg:y="4.41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87cm" svg:height="0.193cm" svg:x="17.627cm" svg:y="4.4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07cm" svg:height="0.186cm" svg:x="17.823cm" svg:y="4.418cm" svg:viewBox="0 0 208 187" svg:d="M168 42c5-10 12-29 40-29v-13c-10 1-23 1-33 1-9 0-29-1-36-1v13c16 0 21 10 21 18 0 4-2 6-4 11l-43 108-47-119c-2-5-2-6-2-7 0-11 15-11 24-11v-13c-14 0-38 1-47 1-11 0-28 0-41-1v13c26 0 29 3 34 16l61 151c2 6 3 7 9 7 5 0 8-4 9-7z">
            <text:p/>
          </draw:path>
          <draw:path draw:style-name="gr4" draw:layer="layout" svg:width="0.09cm" svg:height="0.282cm" svg:x="18.051cm" svg:y="4.3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38cm" svg:height="0.193cm" svg:x="18.168cm" svg:y="4.41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09cm" svg:height="0.282cm" svg:x="18.335cm" svg:y="4.3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87cm" svg:height="0.193cm" svg:x="18.45cm" svg:y="4.4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13cm" svg:height="0.186cm" svg:x="18.663cm" svg:y="4.41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09cm" svg:height="0.282cm" svg:x="18.897cm" svg:y="4.3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213cm" svg:height="0.186cm" svg:x="19.014cm" svg:y="4.41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93cm" svg:height="0.278cm" svg:x="19.246cm" svg:y="4.409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4" draw:layer="layout" svg:width="0.187cm" svg:height="0.193cm" svg:x="19.597cm" svg:y="4.4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137cm" svg:height="0.298cm" svg:x="19.811cm" svg:y="4.303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4" draw:layer="layout" svg:width="0.288cm" svg:height="0.288cm" svg:x="20.08cm" svg:y="4.313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4" draw:layer="layout" svg:width="0.288cm" svg:height="0.288cm" svg:x="20.397cm" svg:y="4.313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1z">
            <text:p/>
          </draw:path>
          <draw:path draw:style-name="gr4" draw:layer="layout" svg:width="0.039cm" svg:height="0.154cm" svg:x="20.747cm" svg:y="4.301cm" svg:viewBox="0 0 40 155" svg:d="M16 155h9l15-124c0-7 0-8 0-12 0-18-16-19-20-19s-20 1-20 19c0 4 0 5 1 12z">
            <text:p/>
          </draw:path>
          <draw:path draw:style-name="gr4" draw:layer="layout" svg:width="0.138cm" svg:height="0.193cm" svg:x="20.848cm" svg:y="4.41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08cm" svg:height="0.269cm" svg:x="21.153cm" svg:y="4.413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213cm" svg:height="0.191cm" svg:x="21.388cm" svg:y="4.413cm" svg:viewBox="0 0 214 192" svg:d="M152 154v38l62-5v-13c-30 0-34-3-34-23v-151l-62 5v13c30 0 33 2 33 24v76c0 36-20 64-51 64-36 0-38-19-38-42v-140l-62 5v13c34 0 34 1 34 38v64c0 34 0 72 63 72 24 0 43-12 55-38z">
            <text:p/>
          </draw:path>
          <draw:path draw:style-name="gr4" draw:layer="layout" svg:width="0.208cm" svg:height="0.298cm" svg:x="21.621cm" svg:y="4.308cm" svg:viewBox="0 0 209 299" svg:d="M61 134v-134l-61 5v13c30 0 34 2 34 24v252h9c1 0 5-6 16-27 6 10 24 32 55 32 52 0 95-42 95-96s-41-96-90-96c-33 0-51 20-58 27zM62 246v-88c0-8 0-8 5-15 17-23 40-27 51-27 18 0 33 11 44 27 11 18 12 42 12 58s-1 42-13 60c-9 14-25 28-48 28-19 0-35-10-45-26-6-9-6-10-6-17z">
            <text:p/>
          </draw:path>
          <draw:path draw:style-name="gr4" draw:layer="layout" svg:width="0.094cm" svg:height="0.293cm" svg:x="21.857cm" svg:y="4.308cm" svg:viewBox="0 0 95 294" svg:d="M61 0l-61 5v13c30 0 34 2 34 24v219c0 20-5 20-34 20v13c14 0 37-1 48-1 10 0 31 1 47 1v-13c-29 0-34 0-34-20z">
            <text:p/>
          </draw:path>
          <draw:path draw:style-name="gr4" draw:layer="layout" svg:width="0.09cm" svg:height="0.282cm" svg:x="21.975cm" svg:y="4.3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61cm" svg:height="0.193cm" svg:x="22.092cm" svg:y="4.411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4" draw:layer="layout" svg:width="0.204cm" svg:height="0.293cm" svg:x="22.417cm" svg:y="4.308cm" svg:viewBox="0 0 205 294" svg:d="M34 261c0 20-5 20-34 20v13c14 0 34-1 47-1 12 0 29 0 45 1v-13c-27 0-32 0-32-20v-43l26-24c34 46 52 70 52 77 0 8-7 10-16 10v13c12 0 38-1 46-1 12 0 25 0 37 1v-13c-15 0-25 0-42-23l-53-76c-1-1-3-3-3-5 0-1 31-26 35-29 26-22 44-23 54-23v-13c-14 1-18 1-30 1-16 0-42-1-48-1v13c8 0 13 5 13 11 0 8-6 13-10 15l-60 52v-203l-61 5v13c30 0 34 2 34 24z">
            <text:p/>
          </draw:path>
          <draw:path draw:style-name="gr4" draw:layer="layout" svg:width="0.163cm" svg:height="0.193cm" svg:x="22.629cm" svg:y="4.4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207cm" svg:height="0.269cm" svg:x="22.812cm" svg:y="4.418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  <draw:path draw:style-name="gr4" draw:layer="layout" svg:width="0.132cm" svg:height="0.264cm" svg:x="23.176cm" svg:y="4.3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87cm" svg:height="0.193cm" svg:x="23.343cm" svg:y="4.4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88cm" svg:height="0.298cm" svg:x="23.697cm" svg:y="4.313cm" svg:viewBox="0 0 289 299" svg:d="M233 192c0 60-41 93-82 93-20 0-69-10-69-91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4" draw:layer="layout" svg:width="0.262cm" svg:height="0.287cm" svg:x="24.013cm" svg:y="4.314cm" svg:viewBox="0 0 263 288" svg:d="M43 254c0 16 0 21-33 21h-10v13h245l18-109h-11c-11 64-20 96-94 96h-56c-20 0-20-3-20-17v-113h38c41 0 46 13 46 49h10v-112h-10c0 37-5 50-46 50h-38v-102c0-14 0-17 20-17h55c65 0 76 23 83 82h11l-12-95h-239v13h10c33 0 33 5 33 21z">
            <text:p/>
          </draw:path>
          <draw:polygon draw:style-name="gr4" draw:layer="layout" svg:width="0.017cm" svg:height="0.627cm" svg:x="24.413cm" svg:y="4.181cm" svg:viewBox="0 0 18 628" draw:points="10,628 0,628 0,0 18,0 18,628">
            <text:p/>
          </draw:polygon>
          <draw:polygon draw:style-name="gr4" draw:layer="layout" svg:width="10.968cm" svg:height="0.017cm" svg:x="13.462cm" svg:y="4.808cm" svg:viewBox="0 0 10969 18" draw:points="5484,18 0,18 0,0 10969,0 10969,18">
            <text:p/>
          </draw:polygon>
        </draw:g>
        <draw:custom-shape draw:style-name="gr11" draw:text-style-name="P1" draw:layer="layout" svg:width="0.254cm" svg:height="8.636cm" svg:x="9.144cm" svg:y="10.6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254cm" svg:height="2.794cm" svg:x="9.144cm" svg:y="2.0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253cm" svg:height="4.981cm" svg:x="9.145cm" svg:y="5.43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6§latex§\fbox{Provisioning phase}§svg§600§FALSE§</svg:desc>
          <draw:polygon draw:style-name="gr10" draw:layer="layout" svg:width="4.991cm" svg:height="0.882cm" svg:x="3.39cm" svg:y="3.048cm" svg:viewBox="0 0 4992 883" draw:points="2496,883 0,883 0,0 4992,0 4992,883">
            <text:p/>
          </draw:polygon>
          <draw:polygon draw:style-name="gr4" draw:layer="layout" svg:width="4.991cm" svg:height="0.023cm" svg:x="3.39cm" svg:y="3.048cm" svg:viewBox="0 0 4992 24" draw:points="2496,24 0,24 0,0 4992,0 4992,24">
            <text:p/>
          </draw:polygon>
          <draw:polygon draw:style-name="gr4" draw:layer="layout" svg:width="0.023cm" svg:height="0.837cm" svg:x="3.39cm" svg:y="3.07cm" svg:viewBox="0 0 24 838" draw:points="13,838 0,838 0,0 24,0 24,838">
            <text:p/>
          </draw:polygon>
          <draw:path draw:style-name="gr4" draw:layer="layout" svg:width="0.332cm" svg:height="0.385cm" svg:x="3.601cm" svg:y="3.246cm" svg:viewBox="0 0 333 386" svg:d="M109 208h94c69 0 130-46 130-102s-56-106-133-106h-200v18h13c45 0 45 6 45 27v297c0 20 0 26-45 26h-13v18c19-2 61-2 83-2 21 0 64 0 83 2v-18h-12c-44 0-45-6-45-26zM107 192v-152c0-19 0-22 27-22h50c91 0 91 59 91 88 0 25 0 86-91 86z">
            <text:p/>
          </draw:path>
          <draw:path draw:style-name="gr4" draw:layer="layout" svg:width="0.189cm" svg:height="0.249cm" svg:x="3.98cm" svg:y="3.38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5cm" svg:height="0.258cm" svg:x="4.2cm" svg:y="3.37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76cm" svg:height="0.249cm" svg:x="4.46cm" svg:y="3.387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4" draw:layer="layout" svg:width="0.121cm" svg:height="0.377cm" svg:x="4.764cm" svg:y="3.25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185cm" svg:height="0.258cm" svg:x="4.921cm" svg:y="3.37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121cm" svg:height="0.377cm" svg:x="5.144cm" svg:y="3.25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5cm" svg:height="0.258cm" svg:x="5.297cm" svg:y="3.37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84cm" svg:height="0.249cm" svg:x="5.58cm" svg:y="3.38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21cm" svg:height="0.377cm" svg:x="5.892cm" svg:y="3.25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4cm" svg:height="0.249cm" svg:x="6.049cm" svg:y="3.38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58cm" svg:height="0.372cm" svg:x="6.358cm" svg:y="3.37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277cm" svg:height="0.359cm" svg:x="6.827cm" svg:y="3.381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7.142cm" svg:y="3.2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7.46cm" svg:y="3.37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7.736cm" svg:y="3.37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7.955cm" svg:y="3.37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8.358cm" svg:y="3.07cm" svg:viewBox="0 0 24 838" draw:points="13,838 0,838 0,0 24,0 24,838">
            <text:p/>
          </draw:polygon>
          <draw:polygon draw:style-name="gr4" draw:layer="layout" svg:width="4.991cm" svg:height="0.023cm" svg:x="3.39cm" svg:y="3.907cm" svg:viewBox="0 0 4992 24" draw:points="2496,24 0,24 0,0 4992,0 4992,24">
            <text:p/>
          </draw:polygon>
        </draw:g>
        <draw:g>
          <svg:title>TexMaths</svg:title>
          <svg:desc>16§latex§\fbox{Roaming agreement phase}§svg§600§FALSE§</svg:desc>
          <draw:polygon draw:style-name="gr10" draw:layer="layout" svg:width="6.847cm" svg:height="0.882cm" svg:x="1.289cm" svg:y="7.45cm" svg:viewBox="0 0 6848 883" draw:points="3424,883 0,883 0,0 6848,0 6848,883">
            <text:p/>
          </draw:polygon>
          <draw:polygon draw:style-name="gr4" draw:layer="layout" svg:width="6.847cm" svg:height="0.023cm" svg:x="1.289cm" svg:y="7.45cm" svg:viewBox="0 0 6848 24" draw:points="3424,24 0,24 0,0 6848,0 6848,24">
            <text:p/>
          </draw:polygon>
          <draw:polygon draw:style-name="gr4" draw:layer="layout" svg:width="0.023cm" svg:height="0.837cm" svg:x="1.289cm" svg:y="7.472cm" svg:viewBox="0 0 24 838" draw:points="13,838 0,838 0,0 24,0 24,838">
            <text:p/>
          </draw:polygon>
          <draw:path draw:style-name="gr4" draw:layer="layout" svg:width="0.393cm" svg:height="0.397cm" svg:x="1.5cm" svg:y="7.648cm" svg:viewBox="0 0 394 398" svg:d="M107 186v-146c0-13 0-19 11-21 7-1 23-1 34-1 51 0 115 1 115 84 0 39-14 84-97 84zM226 194c54-13 99-48 99-92 0-54-64-102-147-102h-178v18h13c45 0 45 6 45 27v296c0 21 0 27-45 27h-13v18c21-2 61-2 83-2 21 0 61 0 82 2v-18h-13c-45 0-45-6-45-27v-143h64c10 0 34 0 53 20 22 20 22 38 22 75s0 61 23 81c22 21 54 24 70 24 45 0 55-46 55-62 0-3 0-10-8-10-7 0-7 5-7 10-3 40-22 50-37 50-27 0-32-29-40-82l-8-45c-9-37-36-54-68-65z">
            <text:p/>
          </draw:path>
          <draw:path draw:style-name="gr4" draw:layer="layout" svg:width="0.25cm" svg:height="0.258cm" svg:x="1.91cm" svg:y="7.7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55cm" svg:height="0.258cm" svg:x="2.199cm" svg:y="7.7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439cm" svg:height="0.249cm" svg:x="2.475cm" svg:y="7.783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4" draw:layer="layout" svg:width="0.121cm" svg:height="0.377cm" svg:x="2.943cm" svg:y="7.65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4cm" svg:height="0.249cm" svg:x="3.099cm" svg:y="7.7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58cm" svg:height="0.372cm" svg:x="3.409cm" svg:y="7.776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255cm" svg:height="0.258cm" svg:x="3.886cm" svg:y="7.7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258cm" svg:height="0.372cm" svg:x="4.159cm" svg:y="7.776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189cm" svg:height="0.249cm" svg:x="4.441cm" svg:y="7.78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18cm" svg:height="0.258cm" svg:x="4.66cm" svg:y="7.7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18cm" svg:height="0.258cm" svg:x="4.91cm" svg:y="7.7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439cm" svg:height="0.249cm" svg:x="5.163cm" svg:y="7.783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4" draw:layer="layout" svg:width="0.218cm" svg:height="0.258cm" svg:x="5.63cm" svg:y="7.7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5.881cm" svg:y="7.7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77cm" svg:height="0.353cm" svg:x="6.171cm" svg:y="7.685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277cm" svg:height="0.359cm" svg:x="6.582cm" svg:y="7.783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6.897cm" svg:y="7.642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7.215cm" svg:y="7.7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7.491cm" svg:y="7.7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7.71cm" svg:y="7.7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8.113cm" svg:y="7.472cm" svg:viewBox="0 0 24 838" draw:points="13,838 0,838 0,0 24,0 24,838">
            <text:p/>
          </draw:polygon>
          <draw:polygon draw:style-name="gr4" draw:layer="layout" svg:width="6.847cm" svg:height="0.023cm" svg:x="1.289cm" svg:y="8.309cm" svg:viewBox="0 0 6848 24" draw:points="3424,24 0,24 0,0 6848,0 6848,24">
            <text:p/>
          </draw:polygon>
        </draw:g>
        <draw:g>
          <svg:title>TexMaths</svg:title>
          <svg:desc>16§latex§\fbox{Identification phase}§svg§600§FALSE§</svg:desc>
          <draw:polygon draw:style-name="gr10" draw:layer="layout" svg:width="5.197cm" svg:height="0.882cm" svg:x="2.89cm" svg:y="14.55cm" svg:viewBox="0 0 5198 883" draw:points="2598,883 0,883 0,0 5198,0 5198,883">
            <text:p/>
          </draw:polygon>
          <draw:polygon draw:style-name="gr4" draw:layer="layout" svg:width="5.197cm" svg:height="0.023cm" svg:x="2.89cm" svg:y="14.55cm" svg:viewBox="0 0 5198 24" draw:points="2598,24 0,24 0,0 5198,0 5198,24">
            <text:p/>
          </draw:polygon>
          <draw:polygon draw:style-name="gr4" draw:layer="layout" svg:width="0.023cm" svg:height="0.837cm" svg:x="2.89cm" svg:y="14.572cm" svg:viewBox="0 0 24 838" draw:points="13,838 0,838 0,0 24,0 24,838">
            <text:p/>
          </draw:polygon>
          <draw:path draw:style-name="gr4" draw:layer="layout" svg:width="0.172cm" svg:height="0.385cm" svg:x="3.096cm" svg:y="14.748cm" svg:viewBox="0 0 173 386" svg:d="M112 45c0-21 2-27 46-27h15v-18c-19 2-64 2-87 2-22 0-67 0-86-2v18h14c45 0 47 6 47 27v297c0 20-2 26-47 26h-14v18c19-2 64-2 86-2 23 0 68 0 87 2v-18h-15c-44 0-46-6-46-26z">
            <text:p/>
          </draw:path>
          <draw:path draw:style-name="gr4" draw:layer="layout" svg:width="0.277cm" svg:height="0.397cm" svg:x="3.303cm" svg:y="14.742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ath draw:style-name="gr4" draw:layer="layout" svg:width="0.218cm" svg:height="0.258cm" svg:x="3.613cm" svg:y="14.8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3.864cm" svg:y="14.8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77cm" svg:height="0.353cm" svg:x="4.154cm" svg:y="14.785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121cm" svg:height="0.377cm" svg:x="4.381cm" svg:y="14.75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2cm" svg:height="0.397cm" svg:x="4.533cm" svg:y="14.736cm" svg:viewBox="0 0 283 398" svg:d="M171 173c26 0 31 6 31 30v152c0 26-7 26-45 26v17c19-1 49-1 62-1 15 0 43 0 64 1v-17c-38 0-45 0-45-26v-208l-70 7c-10 0-10 0-11 0 0 1-2 1-10 1h-67v-64c0-56 50-78 85-78 16 0 37 5 48 17-24 2-27 18-27 28 0 17 14 25 25 25 13 0 26-9 26-25 0-34-31-58-72-58-53 0-120 29-120 90v65h-45v18h45v182c0 26-7 26-45 26v17c19-1 50-1 64-1 13 0 42 0 62 1v-17c-38 0-44 0-44-26v-182z">
            <text:p/>
          </draw:path>
          <draw:path draw:style-name="gr4" draw:layer="layout" svg:width="0.215cm" svg:height="0.258cm" svg:x="4.85cm" svg:y="14.88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4" draw:layer="layout" svg:width="0.255cm" svg:height="0.258cm" svg:x="5.104cm" svg:y="14.8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77cm" svg:height="0.353cm" svg:x="5.373cm" svg:y="14.785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121cm" svg:height="0.377cm" svg:x="5.599cm" svg:y="14.75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5cm" svg:height="0.258cm" svg:x="5.752cm" svg:y="14.8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84cm" svg:height="0.249cm" svg:x="6.035cm" svg:y="14.8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77cm" svg:height="0.359cm" svg:x="6.533cm" svg:y="14.883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6.848cm" svg:y="14.742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7.166cm" svg:y="14.8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7.442cm" svg:y="14.8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7.661cm" svg:y="14.8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8.064cm" svg:y="14.572cm" svg:viewBox="0 0 24 838" draw:points="13,838 0,838 0,0 24,0 24,838">
            <text:p/>
          </draw:polygon>
          <draw:polygon draw:style-name="gr4" draw:layer="layout" svg:width="5.197cm" svg:height="0.023cm" svg:x="2.89cm" svg:y="15.409cm" svg:viewBox="0 0 5198 24" draw:points="2598,24 0,24 0,0 5198,0 5198,24">
            <text:p/>
          </draw:polygon>
        </draw:g>
        <draw:g>
          <svg:title>TexMaths</svg:title>
          <svg:desc>16§latex§\fbox{UE}§svg§600§FALSE§</svg:desc>
          <draw:polygon draw:style-name="gr10" draw:layer="layout" svg:width="1.188cm" svg:height="0.767cm" svg:x="11.33cm" svg:y="1.04cm" svg:viewBox="0 0 1189 768" draw:points="594,768 0,768 0,0 1189,0 1189,768">
            <text:p/>
          </draw:polygon>
          <draw:polygon draw:style-name="gr4" draw:layer="layout" svg:width="1.188cm" svg:height="0.023cm" svg:x="11.33cm" svg:y="1.04cm" svg:viewBox="0 0 1189 24" draw:points="594,24 0,24 0,0 1189,0 1189,24">
            <text:p/>
          </draw:polygon>
          <draw:polygon draw:style-name="gr4" draw:layer="layout" svg:width="0.023cm" svg:height="0.722cm" svg:x="11.33cm" svg:y="1.062cm" svg:viewBox="0 0 24 723" draw:points="13,723 0,723 0,0 24,0 24,723">
            <text:p/>
          </draw:polygon>
          <draw:path draw:style-name="gr4" draw:layer="layout" svg:width="0.385cm" svg:height="0.397cm" svg:x="11.54cm" svg:y="1.232cm" svg:viewBox="0 0 386 398" svg:d="M310 256c0 80-54 125-108 125-28 0-93-15-93-122v-214c0-21 0-27 45-27h12v-18c-19 2-60 2-83 2-21 0-64 0-83-2v18h13c45 0 45 6 45 27v213c0 78 65 140 142 140 66 0 117-52 126-116 2-12 2-18 2-40v-181c0-18 0-43 58-43v-18c-21 0-48 2-68 2-19 0-46-2-67-2v18c59 0 59 27 59 41z">
            <text:p/>
          </draw:path>
          <draw:path draw:style-name="gr4" draw:layer="layout" svg:width="0.349cm" svg:height="0.383cm" svg:x="11.962cm" svg:y="1.234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olygon draw:style-name="gr4" draw:layer="layout" svg:width="0.023cm" svg:height="0.722cm" svg:x="12.495cm" svg:y="1.062cm" svg:viewBox="0 0 24 723" draw:points="13,723 0,723 0,0 24,0 24,723">
            <text:p/>
          </draw:polygon>
          <draw:polygon draw:style-name="gr4" draw:layer="layout" svg:width="1.188cm" svg:height="0.023cm" svg:x="11.33cm" svg:y="1.784cm" svg:viewBox="0 0 1189 24" draw:points="594,24 0,24 0,0 1189,0 1189,24">
            <text:p/>
          </draw:polygon>
        </draw:g>
        <draw:g>
          <svg:title>TexMaths</svg:title>
          <svg:desc>16§latex§\fbox{SN}§svg§600§FALSE§</svg:desc>
          <draw:polygon draw:style-name="gr10" draw:layer="layout" svg:width="1.117cm" svg:height="0.767cm" svg:x="17.931cm" svg:y="1.041cm" svg:viewBox="0 0 1118 768" draw:points="558,768 0,768 0,0 1118,0 1118,768">
            <text:p/>
          </draw:polygon>
          <draw:polygon draw:style-name="gr4" draw:layer="layout" svg:width="1.117cm" svg:height="0.023cm" svg:x="17.931cm" svg:y="1.041cm" svg:viewBox="0 0 1118 24" draw:points="558,24 0,24 0,0 1118,0 1118,24">
            <text:p/>
          </draw:polygon>
          <draw:polygon draw:style-name="gr4" draw:layer="layout" svg:width="0.023cm" svg:height="0.722cm" svg:x="17.931cm" svg:y="1.063cm" svg:viewBox="0 0 24 723" draw:points="13,723 0,723 0,0 24,0 24,723">
            <text:p/>
          </draw:polygon>
          <draw:path draw:style-name="gr4" draw:layer="layout" svg:width="0.25cm" svg:height="0.41cm" svg:x="18.153cm" svg:y="1.22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4-89-31-34-32-36-67-36-88-1-5-4-5-6-5-8 0-8 4-8 13v114c0 9 0 14 6 14 4 0 5-1 8-8 0 0 2-1 21-32 18 19 55 40 104 40 66 0 112-56 112-118 0-56-38-103-85-114z">
            <text:p/>
          </draw:path>
          <draw:path draw:style-name="gr4" draw:layer="layout" svg:width="0.384cm" svg:height="0.385cm" svg:x="18.452cm" svg:y="1.233cm" svg:viewBox="0 0 385 386" svg:d="M112 8c-5-8-5-8-16-8h-96v18h16c10 0 21 0 29 1 13 2 13 2 13 13v294c0 16 0 42-58 42v18c19 0 48-2 66-2 19 0 46 2 67 2v-18c-59 0-59-26-59-42v-294c3 3 3 5 6 8l230 338c5 8 5 8 10 8 8 0 8-4 8-15v-312c0-14 0-41 57-41v-18c-19 0-48 2-65 2-19 0-46-2-67-2v18c59 0 59 27 59 41v242z">
            <text:p/>
          </draw:path>
          <draw:polygon draw:style-name="gr4" draw:layer="layout" svg:width="0.023cm" svg:height="0.722cm" svg:x="19.025cm" svg:y="1.063cm" svg:viewBox="0 0 24 723" draw:points="13,723 0,723 0,0 24,0 24,723">
            <text:p/>
          </draw:polygon>
          <draw:polygon draw:style-name="gr4" draw:layer="layout" svg:width="1.117cm" svg:height="0.023cm" svg:x="17.931cm" svg:y="1.785cm" svg:viewBox="0 0 1118 24" draw:points="558,24 0,24 0,0 1118,0 1118,24">
            <text:p/>
          </draw:polygon>
        </draw:g>
        <draw:g>
          <svg:title>TexMaths</svg:title>
          <svg:desc>16§latex§\fbox{HN}§svg§600§FALSE§</svg:desc>
          <draw:polygon draw:style-name="gr10" draw:layer="layout" svg:width="1.226cm" svg:height="0.767cm" svg:x="24.632cm" svg:y="1.041cm" svg:viewBox="0 0 1227 768" draw:points="614,768 0,768 0,0 1227,0 1227,768">
            <text:p/>
          </draw:polygon>
          <draw:polygon draw:style-name="gr4" draw:layer="layout" svg:width="1.226cm" svg:height="0.023cm" svg:x="24.632cm" svg:y="1.041cm" svg:viewBox="0 0 1227 24" draw:points="614,24 0,24 0,0 1227,0 1227,24">
            <text:p/>
          </draw:polygon>
          <draw:polygon draw:style-name="gr4" draw:layer="layout" svg:width="0.023cm" svg:height="0.722cm" svg:x="24.632cm" svg:y="1.063cm" svg:viewBox="0 0 24 723" draw:points="13,723 0,723 0,0 24,0 24,723">
            <text:p/>
          </draw:polygon>
          <draw:path draw:style-name="gr4" draw:layer="layout" svg:width="0.385cm" svg:height="0.385cm" svg:x="24.842cm" svg:y="1.233cm" svg:viewBox="0 0 386 386" svg:d="M328 45c0-21 0-27 45-27h13v-18c-20 2-61 2-84 2-20 0-64 0-83-2v18h13c45 0 45 6 45 27v131h-168v-131c0-21 0-27 45-27h12v-18c-19 2-60 2-83 2-21 0-64 0-83-2v18h13c45 0 45 6 45 27v297c0 20 0 26-45 26h-13v18c19-2 61-2 83-2 21 0 64 0 83 2v-18h-12c-45 0-45-6-45-26v-148h168v148c0 20 0 26-45 26h-13v18c19-2 61-2 83-2 21 0 64 0 84 2v-18h-13c-45 0-45-6-45-26z">
            <text:p/>
          </draw:path>
          <draw:path draw:style-name="gr4" draw:layer="layout" svg:width="0.385cm" svg:height="0.385cm" svg:x="25.264cm" svg:y="1.233cm" svg:viewBox="0 0 386 386" svg:d="M112 8c-5-8-5-8-16-8h-96v18h16c10 0 21 0 29 1 13 2 13 2 13 13v294c0 16 0 42-58 42v18c19 0 48-2 66-2 19 0 46 2 67 2v-18c-59 0-59-26-59-42v-294c3 3 3 5 6 8l230 338c5 8 5 8 10 8 8 0 8-4 8-15v-312c0-14 0-41 58-41v-18c-20 0-48 2-66 2-19 0-46-2-67-2v18c59 0 59 27 59 41v242z">
            <text:p/>
          </draw:path>
          <draw:polygon draw:style-name="gr4" draw:layer="layout" svg:width="0.023cm" svg:height="0.722cm" svg:x="25.835cm" svg:y="1.063cm" svg:viewBox="0 0 24 723" draw:points="13,723 0,723 0,0 24,0 24,723">
            <text:p/>
          </draw:polygon>
          <draw:polygon draw:style-name="gr4" draw:layer="layout" svg:width="1.226cm" svg:height="0.023cm" svg:x="24.632cm" svg:y="1.785cm" svg:viewBox="0 0 1227 24" draw:points="614,24 0,24 0,0 1227,0 1227,24">
            <text:p/>
          </draw:polygon>
        </draw:g>
        <draw:g>
          <svg:title>TexMaths</svg:title>
          <svg:desc>12§latex§\fbox{1}§svg§600§FALSE§</svg:desc>
          <draw:polygon draw:style-name="gr10" draw:layer="layout" svg:width="0.498cm" svg:height="0.558cm" svg:x="25.917cm" svg:y="2.743cm" svg:viewBox="0 0 499 559" draw:points="250,559 0,559 0,0 499,0 499,559">
            <text:p/>
          </draw:polygon>
          <draw:polygon draw:style-name="gr4" draw:layer="layout" svg:width="0.498cm" svg:height="0.017cm" svg:x="25.917cm" svg:y="2.743cm" svg:viewBox="0 0 499 18" draw:points="250,18 0,18 0,0 499,0 499,18">
            <text:p/>
          </draw:polygon>
          <draw:polygon draw:style-name="gr4" draw:layer="layout" svg:width="0.017cm" svg:height="0.524cm" svg:x="25.917cm" svg:y="2.76cm" svg:viewBox="0 0 18 525" draw:points="10,525 0,525 0,0 18,0 18,525">
            <text:p/>
          </draw:polygon>
          <draw:path draw:style-name="gr4" draw:layer="layout" svg:width="0.139cm" svg:height="0.281cm" svg:x="26.098cm" svg:y="2.877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26.398cm" svg:y="2.76cm" svg:viewBox="0 0 18 525" draw:points="10,525 0,525 0,0 18,0 18,525">
            <text:p/>
          </draw:polygon>
          <draw:polygon draw:style-name="gr4" draw:layer="layout" svg:width="0.498cm" svg:height="0.017cm" svg:x="25.917cm" svg:y="3.284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10" draw:layer="layout" svg:width="0.498cm" svg:height="0.558cm" svg:x="24.564cm" svg:y="3.776cm" svg:viewBox="0 0 499 559" draw:points="250,559 0,559 0,0 499,0 499,559">
            <text:p/>
          </draw:polygon>
          <draw:polygon draw:style-name="gr4" draw:layer="layout" svg:width="0.498cm" svg:height="0.017cm" svg:x="24.564cm" svg:y="3.776cm" svg:viewBox="0 0 499 18" draw:points="250,18 0,18 0,0 499,0 499,18">
            <text:p/>
          </draw:polygon>
          <draw:polygon draw:style-name="gr4" draw:layer="layout" svg:width="0.017cm" svg:height="0.524cm" svg:x="24.564cm" svg:y="3.793cm" svg:viewBox="0 0 18 525" draw:points="10,525 0,525 0,0 18,0 18,525">
            <text:p/>
          </draw:polygon>
          <draw:path draw:style-name="gr4" draw:layer="layout" svg:width="0.168cm" svg:height="0.281cm" svg:x="24.728cm" svg:y="3.91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25.045cm" svg:y="3.793cm" svg:viewBox="0 0 18 525" draw:points="10,525 0,525 0,0 18,0 18,525">
            <text:p/>
          </draw:polygon>
          <draw:polygon draw:style-name="gr4" draw:layer="layout" svg:width="0.498cm" svg:height="0.017cm" svg:x="24.564cm" svg:y="4.317cm" svg:viewBox="0 0 499 18" draw:points="250,18 0,18 0,0 499,0 499,18">
            <text:p/>
          </draw:polygon>
        </draw:g>
        <draw:g>
          <svg:title>TexMaths</svg:title>
          <svg:desc>12§latex§\fbox{3}§svg§600§FALSE§</svg:desc>
          <draw:polygon draw:style-name="gr10" draw:layer="layout" svg:width="0.498cm" svg:height="0.558cm" svg:x="24.538cm" svg:y="8.636cm" svg:viewBox="0 0 499 559" draw:points="250,559 0,559 0,0 499,0 499,559">
            <text:p/>
          </draw:polygon>
          <draw:polygon draw:style-name="gr4" draw:layer="layout" svg:width="0.498cm" svg:height="0.017cm" svg:x="24.538cm" svg:y="8.636cm" svg:viewBox="0 0 499 18" draw:points="250,18 0,18 0,0 499,0 499,18">
            <text:p/>
          </draw:polygon>
          <draw:polygon draw:style-name="gr4" draw:layer="layout" svg:width="0.017cm" svg:height="0.524cm" svg:x="24.538cm" svg:y="8.653cm" svg:viewBox="0 0 18 525" draw:points="10,525 0,525 0,0 18,0 18,525">
            <text:p/>
          </draw:polygon>
          <draw:path draw:style-name="gr4" draw:layer="layout" svg:width="0.175cm" svg:height="0.29cm" svg:x="24.699cm" svg:y="8.77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4" draw:layer="layout" svg:width="0.017cm" svg:height="0.524cm" svg:x="25.019cm" svg:y="8.653cm" svg:viewBox="0 0 18 525" draw:points="10,525 0,525 0,0 18,0 18,525">
            <text:p/>
          </draw:polygon>
          <draw:polygon draw:style-name="gr4" draw:layer="layout" svg:width="0.498cm" svg:height="0.017cm" svg:x="24.538cm" svg:y="9.177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10" draw:layer="layout" svg:width="0.498cm" svg:height="0.558cm" svg:x="25.964cm" svg:y="6.778cm" svg:viewBox="0 0 499 559" draw:points="250,559 0,559 0,0 499,0 499,559">
            <text:p/>
          </draw:polygon>
          <draw:polygon draw:style-name="gr4" draw:layer="layout" svg:width="0.498cm" svg:height="0.017cm" svg:x="25.964cm" svg:y="6.778cm" svg:viewBox="0 0 499 18" draw:points="250,18 0,18 0,0 499,0 499,18">
            <text:p/>
          </draw:polygon>
          <draw:polygon draw:style-name="gr4" draw:layer="layout" svg:width="0.017cm" svg:height="0.524cm" svg:x="25.964cm" svg:y="6.795cm" svg:viewBox="0 0 18 525" draw:points="10,525 0,525 0,0 18,0 18,525">
            <text:p/>
          </draw:polygon>
          <draw:path draw:style-name="gr4" draw:layer="layout" svg:width="0.168cm" svg:height="0.281cm" svg:x="26.128cm" svg:y="6.912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26.445cm" svg:y="6.795cm" svg:viewBox="0 0 18 525" draw:points="10,525 0,525 0,0 18,0 18,525">
            <text:p/>
          </draw:polygon>
          <draw:polygon draw:style-name="gr4" draw:layer="layout" svg:width="0.498cm" svg:height="0.017cm" svg:x="25.964cm" svg:y="7.319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10" draw:layer="layout" svg:width="0.498cm" svg:height="0.558cm" svg:x="18.718cm" svg:y="5.344cm" svg:viewBox="0 0 499 559" draw:points="250,559 0,559 0,0 499,0 499,559">
            <text:p/>
          </draw:polygon>
          <draw:polygon draw:style-name="gr4" draw:layer="layout" svg:width="0.498cm" svg:height="0.017cm" svg:x="18.718cm" svg:y="5.344cm" svg:viewBox="0 0 499 18" draw:points="250,18 0,18 0,0 499,0 499,18">
            <text:p/>
          </draw:polygon>
          <draw:polygon draw:style-name="gr4" draw:layer="layout" svg:width="0.017cm" svg:height="0.524cm" svg:x="18.718cm" svg:y="5.361cm" svg:viewBox="0 0 18 525" draw:points="10,525 0,525 0,0 18,0 18,525">
            <text:p/>
          </draw:polygon>
          <draw:path draw:style-name="gr4" draw:layer="layout" svg:width="0.139cm" svg:height="0.281cm" svg:x="18.899cm" svg:y="5.478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19.199cm" svg:y="5.361cm" svg:viewBox="0 0 18 525" draw:points="10,525 0,525 0,0 18,0 18,525">
            <text:p/>
          </draw:polygon>
          <draw:polygon draw:style-name="gr4" draw:layer="layout" svg:width="0.498cm" svg:height="0.017cm" svg:x="18.718cm" svg:y="5.885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10" draw:layer="layout" svg:width="0.498cm" svg:height="0.558cm" svg:x="17.918cm" svg:y="11.244cm" svg:viewBox="0 0 499 559" draw:points="250,559 0,559 0,0 499,0 499,559">
            <text:p/>
          </draw:polygon>
          <draw:polygon draw:style-name="gr4" draw:layer="layout" svg:width="0.498cm" svg:height="0.017cm" svg:x="17.918cm" svg:y="11.244cm" svg:viewBox="0 0 499 18" draw:points="250,18 0,18 0,0 499,0 499,18">
            <text:p/>
          </draw:polygon>
          <draw:polygon draw:style-name="gr4" draw:layer="layout" svg:width="0.017cm" svg:height="0.524cm" svg:x="17.918cm" svg:y="11.261cm" svg:viewBox="0 0 18 525" draw:points="10,525 0,525 0,0 18,0 18,525">
            <text:p/>
          </draw:polygon>
          <draw:path draw:style-name="gr4" draw:layer="layout" svg:width="0.139cm" svg:height="0.281cm" svg:x="18.099cm" svg:y="11.378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18.399cm" svg:y="11.261cm" svg:viewBox="0 0 18 525" draw:points="10,525 0,525 0,0 18,0 18,525">
            <text:p/>
          </draw:polygon>
          <draw:polygon draw:style-name="gr4" draw:layer="layout" svg:width="0.498cm" svg:height="0.017cm" svg:x="17.918cm" svg:y="11.785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10" draw:layer="layout" svg:width="0.498cm" svg:height="0.558cm" svg:x="12.018cm" svg:y="12.546cm" svg:viewBox="0 0 499 559" draw:points="250,559 0,559 0,0 499,0 499,559">
            <text:p/>
          </draw:polygon>
          <draw:polygon draw:style-name="gr4" draw:layer="layout" svg:width="0.498cm" svg:height="0.017cm" svg:x="12.018cm" svg:y="12.546cm" svg:viewBox="0 0 499 18" draw:points="250,18 0,18 0,0 499,0 499,18">
            <text:p/>
          </draw:polygon>
          <draw:polygon draw:style-name="gr4" draw:layer="layout" svg:width="0.017cm" svg:height="0.524cm" svg:x="12.018cm" svg:y="12.563cm" svg:viewBox="0 0 18 525" draw:points="10,525 0,525 0,0 18,0 18,525">
            <text:p/>
          </draw:polygon>
          <draw:path draw:style-name="gr4" draw:layer="layout" svg:width="0.168cm" svg:height="0.281cm" svg:x="12.182cm" svg:y="12.68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12.499cm" svg:y="12.563cm" svg:viewBox="0 0 18 525" draw:points="10,525 0,525 0,0 18,0 18,525">
            <text:p/>
          </draw:polygon>
          <draw:polygon draw:style-name="gr4" draw:layer="layout" svg:width="0.498cm" svg:height="0.017cm" svg:x="12.018cm" svg:y="13.087cm" svg:viewBox="0 0 499 18" draw:points="250,18 0,18 0,0 499,0 499,18">
            <text:p/>
          </draw:polygon>
        </draw:g>
        <draw:g>
          <svg:title>TexMaths</svg:title>
          <svg:desc>12§latex§\fbox{4}§svg§600§FALSE§</svg:desc>
          <draw:polygon draw:style-name="gr10" draw:layer="layout" svg:width="0.498cm" svg:height="0.558cm" svg:x="18.02cm" svg:y="13.849cm" svg:viewBox="0 0 499 559" draw:points="250,559 0,559 0,0 499,0 499,559">
            <text:p/>
          </draw:polygon>
          <draw:polygon draw:style-name="gr4" draw:layer="layout" svg:width="0.498cm" svg:height="0.017cm" svg:x="18.02cm" svg:y="13.849cm" svg:viewBox="0 0 499 18" draw:points="250,18 0,18 0,0 499,0 499,18">
            <text:p/>
          </draw:polygon>
          <draw:polygon draw:style-name="gr4" draw:layer="layout" svg:width="0.017cm" svg:height="0.524cm" svg:x="18.02cm" svg:y="13.866cm" svg:viewBox="0 0 18 525" draw:points="10,525 0,525 0,0 18,0 18,525">
            <text:p/>
          </draw:polygon>
          <draw:path draw:style-name="gr4" draw:layer="layout" svg:width="0.187cm" svg:height="0.286cm" svg:x="18.175cm" svg:y="13.979cm" svg:viewBox="0 0 188 287" svg:d="M113 217v36c0 16-1 21-33 21h-8v13c17-2 40-2 58-2 16 0 39 0 57 2v-13h-9c-32 0-33-5-33-21v-36h43v-13h-43v-193c0-9 0-11-6-11-5 0-6 0-8 5l-131 199v13zM115 204h-103l103-158z">
            <text:p/>
          </draw:path>
          <draw:polygon draw:style-name="gr4" draw:layer="layout" svg:width="0.017cm" svg:height="0.524cm" svg:x="18.501cm" svg:y="13.866cm" svg:viewBox="0 0 18 525" draw:points="10,525 0,525 0,0 18,0 18,525">
            <text:p/>
          </draw:polygon>
          <draw:polygon draw:style-name="gr4" draw:layer="layout" svg:width="0.498cm" svg:height="0.017cm" svg:x="18.02cm" svg:y="14.39cm" svg:viewBox="0 0 499 18" draw:points="250,18 0,18 0,0 499,0 499,18">
            <text:p/>
          </draw:polygon>
        </draw:g>
        <draw:g>
          <svg:title>TexMaths</svg:title>
          <svg:desc>12§latex§\fbox{3}§svg§600§FALSE§</svg:desc>
          <draw:polygon draw:style-name="gr10" draw:layer="layout" svg:width="0.498cm" svg:height="0.558cm" svg:x="16.62cm" svg:y="15.349cm" svg:viewBox="0 0 499 559" draw:points="250,559 0,559 0,0 499,0 499,559">
            <text:p/>
          </draw:polygon>
          <draw:polygon draw:style-name="gr4" draw:layer="layout" svg:width="0.498cm" svg:height="0.017cm" svg:x="16.62cm" svg:y="15.349cm" svg:viewBox="0 0 499 18" draw:points="250,18 0,18 0,0 499,0 499,18">
            <text:p/>
          </draw:polygon>
          <draw:polygon draw:style-name="gr4" draw:layer="layout" svg:width="0.017cm" svg:height="0.524cm" svg:x="16.62cm" svg:y="15.366cm" svg:viewBox="0 0 18 525" draw:points="10,525 0,525 0,0 18,0 18,525">
            <text:p/>
          </draw:polygon>
          <draw:path draw:style-name="gr4" draw:layer="layout" svg:width="0.175cm" svg:height="0.29cm" svg:x="16.781cm" svg:y="15.483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4" draw:layer="layout" svg:width="0.017cm" svg:height="0.524cm" svg:x="17.101cm" svg:y="15.366cm" svg:viewBox="0 0 18 525" draw:points="10,525 0,525 0,0 18,0 18,525">
            <text:p/>
          </draw:polygon>
          <draw:polygon draw:style-name="gr4" draw:layer="layout" svg:width="0.498cm" svg:height="0.017cm" svg:x="16.62cm" svg:y="15.89cm" svg:viewBox="0 0 499 18" draw:points="250,18 0,18 0,0 499,0 499,18">
            <text:p/>
          </draw:polygon>
        </draw:g>
        <draw:g>
          <svg:title>TexMaths</svg:title>
          <svg:desc>12§latex§\fbox{5}§svg§600§FALSE§</svg:desc>
          <draw:polygon draw:style-name="gr10" draw:layer="layout" svg:width="0.498cm" svg:height="0.558cm" svg:x="12.021cm" svg:y="17.05cm" svg:viewBox="0 0 499 559" draw:points="250,559 0,559 0,0 499,0 499,559">
            <text:p/>
          </draw:polygon>
          <draw:polygon draw:style-name="gr4" draw:layer="layout" svg:width="0.498cm" svg:height="0.017cm" svg:x="12.021cm" svg:y="17.05cm" svg:viewBox="0 0 499 18" draw:points="250,18 0,18 0,0 499,0 499,18">
            <text:p/>
          </draw:polygon>
          <draw:polygon draw:style-name="gr4" draw:layer="layout" svg:width="0.017cm" svg:height="0.524cm" svg:x="12.021cm" svg:y="17.067cm" svg:viewBox="0 0 18 525" draw:points="10,525 0,525 0,0 18,0 18,525">
            <text:p/>
          </draw:polygon>
          <draw:path draw:style-name="gr4" draw:layer="layout" svg:width="0.168cm" svg:height="0.29cm" svg:x="12.185cm" svg:y="17.184cm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7 77 77 49 0 92-40 92-94z">
            <text:p/>
          </draw:path>
          <draw:polygon draw:style-name="gr4" draw:layer="layout" svg:width="0.017cm" svg:height="0.524cm" svg:x="12.502cm" svg:y="17.067cm" svg:viewBox="0 0 18 525" draw:points="10,525 0,525 0,0 18,0 18,525">
            <text:p/>
          </draw:polygon>
          <draw:polygon draw:style-name="gr4" draw:layer="layout" svg:width="0.498cm" svg:height="0.017cm" svg:x="12.021cm" svg:y="17.591cm" svg:viewBox="0 0 499 18" draw:points="250,18 0,18 0,0 499,0 499,18">
            <text:p/>
          </draw:polygon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5:33.835368349</meta:creation-date>
    <meta:editing-duration>PT1M31S</meta:editing-duration>
    <meta:editing-cycles>5</meta:editing-cycles>
    <meta:generator>LibreOffice/4.2.8.2$Linux_X86_64 LibreOffice_project/420m0$Build-2</meta:generator>
    <dc:date>2017-02-14T22:11:44.522737980</dc:date>
    <dc:creator>Khan A</dc:creator>
    <meta:document-statistic meta:object-count="470"/>
  </office:meta>
</office:document-meta>
</file>